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um_prob</text:p>
          </table:table-cell>
          <table:table-cell office:value-type="string" calcext:value-type="string">
            <text:p>uncon_prob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sqdev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B2]*[.C2]" office:value-type="float" office:value="0" calcext:value-type="float">
            <text:p>0</text:p>
          </table:table-cell>
          <table:table-cell table:formula="of:=[.A2]*[.D2]" office:value-type="float" office:value="0" calcext:value-type="float">
            <text:p>0</text:p>
          </table:table-cell>
          <table:table-cell table:formula="of:=[.D2]*([.A2]-[.$I$2])^2" office:value-type="float" office:value="0" calcext:value-type="float">
            <text:p>0</text:p>
          </table:table-cell>
          <table:table-cell/>
          <table:table-cell office:value-type="string" calcext:value-type="string">
            <text:p>mean</text:p>
          </table:table-cell>
          <table:table-cell table:style-name="ce3" table:formula="of:=SUM([.E2:.E121])" office:value-type="float" office:value="80.927124158822" calcext:value-type="float">
            <text:p>80.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359" calcext:value-type="float">
            <text:p>0.000359</text:p>
          </table:table-cell>
          <table:table-cell table:formula="of:=(1-[.B2])*[.C2]" office:value-type="float" office:value="1" calcext:value-type="float">
            <text:p>1</text:p>
          </table:table-cell>
          <table:table-cell table:formula="of:=[.B3]*[.C3]" office:value-type="float" office:value="0.000359" calcext:value-type="float">
            <text:p>0.000359</text:p>
          </table:table-cell>
          <table:table-cell table:formula="of:=[.A3]*[.D3]" office:value-type="float" office:value="0.000359" calcext:value-type="float">
            <text:p>0.000359</text:p>
          </table:table-cell>
          <table:table-cell table:formula="of:=[.D3]*([.A3]-[.$I$2])^2" office:value-type="float" office:value="2.29341591829161" calcext:value-type="float">
            <text:p>2.29341591829161</text:p>
          </table:table-cell>
          <table:table-cell/>
          <table:table-cell office:value-type="string" calcext:value-type="string">
            <text:p>standard dev</text:p>
          </table:table-cell>
          <table:table-cell table:style-name="ce3" table:formula="of:=SQRT(SUM([.F2:.F121]))" office:value-type="float" office:value="14.4634627400345" calcext:value-type="float">
            <text:p>14.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247" calcext:value-type="float">
            <text:p>0.000247</text:p>
          </table:table-cell>
          <table:table-cell table:formula="of:=(1-[.B3])*[.C3]" office:value-type="float" office:value="0.999641" calcext:value-type="float">
            <text:p>0.999641</text:p>
          </table:table-cell>
          <table:table-cell table:formula="of:=[.B4]*[.C4]" office:value-type="float" office:value="0.000246911327" calcext:value-type="float">
            <text:p>0.000246911327</text:p>
          </table:table-cell>
          <table:table-cell table:formula="of:=[.A4]*[.D4]" office:value-type="float" office:value="0.000493822654" calcext:value-type="float">
            <text:p>0.000493822654</text:p>
          </table:table-cell>
          <table:table-cell table:formula="of:=[.D4]*([.A4]-[.$I$2])^2" office:value-type="float" office:value="1.53813187156252" calcext:value-type="float">
            <text:p>1.5381318715625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169" calcext:value-type="float">
            <text:p>0.000169</text:p>
          </table:table-cell>
          <table:table-cell table:formula="of:=(1-[.B4])*[.C4]" office:value-type="float" office:value="0.999394088673" calcext:value-type="float">
            <text:p>0.999394088673</text:p>
          </table:table-cell>
          <table:table-cell table:formula="of:=[.B5]*[.C5]" office:value-type="float" office:value="0.000168897600985737" calcext:value-type="float">
            <text:p>0.000168897600986</text:p>
          </table:table-cell>
          <table:table-cell table:formula="of:=[.A5]*[.D5]" office:value-type="float" office:value="0.000506692802957211" calcext:value-type="float">
            <text:p>0.000506692802957</text:p>
          </table:table-cell>
          <table:table-cell table:formula="of:=[.D5]*([.A5]-[.$I$2])^2" office:value-type="float" office:value="1.02565376685332" calcext:value-type="float">
            <text:p>1.0256537668533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155" calcext:value-type="float">
            <text:p>0.000155</text:p>
          </table:table-cell>
          <table:table-cell table:formula="of:=(1-[.B5])*[.C5]" office:value-type="float" office:value="0.999225191072014" calcext:value-type="float">
            <text:p>0.999225191072014</text:p>
          </table:table-cell>
          <table:table-cell table:formula="of:=[.B6]*[.C6]" office:value-type="float" office:value="0.000154879904616162" calcext:value-type="float">
            <text:p>0.000154879904616</text:p>
          </table:table-cell>
          <table:table-cell table:formula="of:=[.A6]*[.D6]" office:value-type="float" office:value="0.000619519618464649" calcext:value-type="float">
            <text:p>0.000619519618465</text:p>
          </table:table-cell>
          <table:table-cell table:formula="of:=[.D6]*([.A6]-[.$I$2])^2" office:value-type="float" office:value="0.916545578506196" calcext:value-type="float">
            <text:p>0.91654557850619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135" calcext:value-type="float">
            <text:p>0.000135</text:p>
          </table:table-cell>
          <table:table-cell table:formula="of:=(1-[.B6])*[.C6]" office:value-type="float" office:value="0.999070311167398" calcext:value-type="float">
            <text:p>0.999070311167398</text:p>
          </table:table-cell>
          <table:table-cell table:formula="of:=[.B7]*[.C7]" office:value-type="float" office:value="0.000134874492007599" calcext:value-type="float">
            <text:p>0.000134874492008</text:p>
          </table:table-cell>
          <table:table-cell table:formula="of:=[.A7]*[.D7]" office:value-type="float" office:value="0.000674372460037994" calcext:value-type="float">
            <text:p>0.000674372460038</text:p>
          </table:table-cell>
          <table:table-cell table:formula="of:=[.D7]*([.A7]-[.$I$2])^2" office:value-type="float" office:value="0.777541760146349" calcext:value-type="float">
            <text:p>0.77754176014634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12" calcext:value-type="float">
            <text:p>0.00012</text:p>
          </table:table-cell>
          <table:table-cell table:formula="of:=(1-[.B7])*[.C7]" office:value-type="float" office:value="0.998935436675391" calcext:value-type="float">
            <text:p>0.998935436675391</text:p>
          </table:table-cell>
          <table:table-cell table:formula="of:=[.B8]*[.C8]" office:value-type="float" office:value="0.000119872252401047" calcext:value-type="float">
            <text:p>0.000119872252401</text:p>
          </table:table-cell>
          <table:table-cell table:formula="of:=[.A8]*[.D8]" office:value-type="float" office:value="0.000719233514406281" calcext:value-type="float">
            <text:p>0.000719233514406</text:p>
          </table:table-cell>
          <table:table-cell table:formula="of:=[.D8]*([.A8]-[.$I$2])^2" office:value-type="float" office:value="0.672971687699879" calcext:value-type="float">
            <text:p>0.67297168769987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109" calcext:value-type="float">
            <text:p>0.000109</text:p>
          </table:table-cell>
          <table:table-cell table:formula="of:=(1-[.B8])*[.C8]" office:value-type="float" office:value="0.99881556442299" calcext:value-type="float">
            <text:p>0.99881556442299</text:p>
          </table:table-cell>
          <table:table-cell table:formula="of:=[.B9]*[.C9]" office:value-type="float" office:value="0.000108870896522106" calcext:value-type="float">
            <text:p>0.000108870896522</text:p>
          </table:table-cell>
          <table:table-cell table:formula="of:=[.A9]*[.D9]" office:value-type="float" office:value="0.000762096275654741" calcext:value-type="float">
            <text:p>0.000762096275655</text:p>
          </table:table-cell>
          <table:table-cell table:formula="of:=[.D9]*([.A9]-[.$I$2])^2" office:value-type="float" office:value="0.595003366947965" calcext:value-type="float">
            <text:p>0.59500336694796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1E-04</text:p>
          </table:table-cell>
          <table:table-cell table:formula="of:=(1-[.B9])*[.C9]" office:value-type="float" office:value="0.998706693526467" calcext:value-type="float">
            <text:p>0.998706693526467</text:p>
          </table:table-cell>
          <table:table-cell table:formula="of:=[.B10]*[.C10]" office:value-type="float" office:value="0.0000998706693526467" calcext:value-type="float">
            <text:p>9.98706693526467E-05</text:p>
          </table:table-cell>
          <table:table-cell table:formula="of:=[.A10]*[.D10]" office:value-type="float" office:value="0.000798965354821174" calcext:value-type="float">
            <text:p>0.000798965354821</text:p>
          </table:table-cell>
          <table:table-cell table:formula="of:=[.D10]*([.A10]-[.$I$2])^2" office:value-type="float" office:value="0.531148716162657" calcext:value-type="float">
            <text:p>0.53114871616265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94" calcext:value-type="float">
            <text:p>9.4E-05</text:p>
          </table:table-cell>
          <table:table-cell table:formula="of:=(1-[.B10])*[.C10]" office:value-type="float" office:value="0.998606822857115" calcext:value-type="float">
            <text:p>0.998606822857115</text:p>
          </table:table-cell>
          <table:table-cell table:formula="of:=[.B11]*[.C11]" office:value-type="float" office:value="0.0000938690413485688" calcext:value-type="float">
            <text:p>9.38690413485688E-05</text:p>
          </table:table-cell>
          <table:table-cell table:formula="of:=[.A11]*[.D11]" office:value-type="float" office:value="0.000844821372137119" calcext:value-type="float">
            <text:p>0.000844821372137</text:p>
          </table:table-cell>
          <table:table-cell table:formula="of:=[.D11]*([.A11]-[.$I$2])^2" office:value-type="float" office:value="0.485632535788733" calcext:value-type="float">
            <text:p>0.485632535788733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93" calcext:value-type="float">
            <text:p>9.3E-05</text:p>
          </table:table-cell>
          <table:table-cell table:formula="of:=(1-[.B11])*[.C11]" office:value-type="float" office:value="0.998512953815766" calcext:value-type="float">
            <text:p>0.998512953815766</text:p>
          </table:table-cell>
          <table:table-cell table:formula="of:=[.B12]*[.C12]" office:value-type="float" office:value="0.0000928617047048662" calcext:value-type="float">
            <text:p>9.28617047048662E-05</text:p>
          </table:table-cell>
          <table:table-cell table:formula="of:=[.A12]*[.D12]" office:value-type="float" office:value="0.000928617047048663" calcext:value-type="float">
            <text:p>0.000928617047049</text:p>
          </table:table-cell>
          <table:table-cell table:formula="of:=[.D12]*([.A12]-[.$I$2])^2" office:value-type="float" office:value="0.467155379367576" calcext:value-type="float">
            <text:p>0.467155379367576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98" calcext:value-type="float">
            <text:p>9.8E-05</text:p>
          </table:table-cell>
          <table:table-cell table:formula="of:=(1-[.B12])*[.C12]" office:value-type="float" office:value="0.998420092111061" calcext:value-type="float">
            <text:p>0.998420092111061</text:p>
          </table:table-cell>
          <table:table-cell table:formula="of:=[.B13]*[.C13]" office:value-type="float" office:value="0.000097845169026884" calcext:value-type="float">
            <text:p>9.7845169026884E-05</text:p>
          </table:table-cell>
          <table:table-cell table:formula="of:=[.A13]*[.D13]" office:value-type="float" office:value="0.00107629685929572" calcext:value-type="float">
            <text:p>0.001076296859296</text:p>
          </table:table-cell>
          <table:table-cell table:formula="of:=[.D13]*([.A13]-[.$I$2])^2" office:value-type="float" office:value="0.478443571016763" calcext:value-type="float">
            <text:p>0.47844357101676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113" calcext:value-type="float">
            <text:p>0.000113</text:p>
          </table:table-cell>
          <table:table-cell table:formula="of:=(1-[.B13])*[.C13]" office:value-type="float" office:value="0.998322246942034" calcext:value-type="float">
            <text:p>0.998322246942034</text:p>
          </table:table-cell>
          <table:table-cell table:formula="of:=[.B14]*[.C14]" office:value-type="float" office:value="0.00011281041390445" calcext:value-type="float">
            <text:p>0.000112810413904</text:p>
          </table:table-cell>
          <table:table-cell table:formula="of:=[.A14]*[.D14]" office:value-type="float" office:value="0.0013537249668534" calcext:value-type="float">
            <text:p>0.001353724966853</text:p>
          </table:table-cell>
          <table:table-cell table:formula="of:=[.D14]*([.A14]-[.$I$2])^2" office:value-type="float" office:value="0.53595646049723" calcext:value-type="float">
            <text:p>0.5359564604972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14" calcext:value-type="float">
            <text:p>0.00014</text:p>
          </table:table-cell>
          <table:table-cell table:formula="of:=(1-[.B14])*[.C14]" office:value-type="float" office:value="0.99820943652813" calcext:value-type="float">
            <text:p>0.99820943652813</text:p>
          </table:table-cell>
          <table:table-cell table:formula="of:=[.B15]*[.C15]" office:value-type="float" office:value="0.000139749321113938" calcext:value-type="float">
            <text:p>0.000139749321114</text:p>
          </table:table-cell>
          <table:table-cell table:formula="of:=[.A15]*[.D15]" office:value-type="float" office:value="0.0018167411744812" calcext:value-type="float">
            <text:p>0.001816741174481</text:p>
          </table:table-cell>
          <table:table-cell table:formula="of:=[.D15]*([.A15]-[.$I$2])^2" office:value-type="float" office:value="0.644816531514963" calcext:value-type="float">
            <text:p>0.64481653151496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176" calcext:value-type="float">
            <text:p>0.000176</text:p>
          </table:table-cell>
          <table:table-cell table:formula="of:=(1-[.B15])*[.C15]" office:value-type="float" office:value="0.998069687207016" calcext:value-type="float">
            <text:p>0.998069687207016</text:p>
          </table:table-cell>
          <table:table-cell table:formula="of:=[.B16]*[.C16]" office:value-type="float" office:value="0.000175660264948435" calcext:value-type="float">
            <text:p>0.000175660264948</text:p>
          </table:table-cell>
          <table:table-cell table:formula="of:=[.A16]*[.D16]" office:value-type="float" office:value="0.00245924370927809" calcext:value-type="float">
            <text:p>0.002459243709278</text:p>
          </table:table-cell>
          <table:table-cell table:formula="of:=[.D16]*([.A16]-[.$I$2])^2" office:value-type="float" office:value="0.786824476063222" calcext:value-type="float">
            <text:p>0.78682447606322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216" calcext:value-type="float">
            <text:p>0.000216</text:p>
          </table:table-cell>
          <table:table-cell table:formula="of:=(1-[.B16])*[.C16]" office:value-type="float" office:value="0.997894026942068" calcext:value-type="float">
            <text:p>0.997894026942068</text:p>
          </table:table-cell>
          <table:table-cell table:formula="of:=[.B17]*[.C17]" office:value-type="float" office:value="0.000215545109819487" calcext:value-type="float">
            <text:p>0.000215545109819</text:p>
          </table:table-cell>
          <table:table-cell table:formula="of:=[.A17]*[.D17]" office:value-type="float" office:value="0.0032331766472923" calcext:value-type="float">
            <text:p>0.003233176647292</text:p>
          </table:table-cell>
          <table:table-cell table:formula="of:=[.D17]*([.A17]-[.$I$2])^2" office:value-type="float" office:value="0.936842182992604" calcext:value-type="float">
            <text:p>0.93684218299260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259" calcext:value-type="float">
            <text:p>0.000259</text:p>
          </table:table-cell>
          <table:table-cell table:formula="of:=(1-[.B17])*[.C17]" office:value-type="float" office:value="0.997678481832248" calcext:value-type="float">
            <text:p>0.997678481832248</text:p>
          </table:table-cell>
          <table:table-cell table:formula="of:=[.B18]*[.C18]" office:value-type="float" office:value="0.000258398726794552" calcext:value-type="float">
            <text:p>0.000258398726795</text:p>
          </table:table-cell>
          <table:table-cell table:formula="of:=[.A18]*[.D18]" office:value-type="float" office:value="0.00413437962871284" calcext:value-type="float">
            <text:p>0.004134379628713</text:p>
          </table:table-cell>
          <table:table-cell table:formula="of:=[.D18]*([.A18]-[.$I$2])^2" office:value-type="float" office:value="1.08928795983906" calcext:value-type="float">
            <text:p>1.0892879598390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301" calcext:value-type="float">
            <text:p>0.000301</text:p>
          </table:table-cell>
          <table:table-cell table:formula="of:=(1-[.B18])*[.C18]" office:value-type="float" office:value="0.997420083105454" calcext:value-type="float">
            <text:p>0.997420083105454</text:p>
          </table:table-cell>
          <table:table-cell table:formula="of:=[.B19]*[.C19]" office:value-type="float" office:value="0.000300223445014742" calcext:value-type="float">
            <text:p>0.000300223445015</text:p>
          </table:table-cell>
          <table:table-cell table:formula="of:=[.A19]*[.D19]" office:value-type="float" office:value="0.00510379856525061" calcext:value-type="float">
            <text:p>0.005103798565251</text:p>
          </table:table-cell>
          <table:table-cell table:formula="of:=[.D19]*([.A19]-[.$I$2])^2" office:value-type="float" office:value="1.22691630861315" calcext:value-type="float">
            <text:p>1.2269163086131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342" calcext:value-type="float">
            <text:p>0.000342</text:p>
          </table:table-cell>
          <table:table-cell table:formula="of:=(1-[.B19])*[.C19]" office:value-type="float" office:value="0.997119859660439" calcext:value-type="float">
            <text:p>0.997119859660439</text:p>
          </table:table-cell>
          <table:table-cell table:formula="of:=[.B20]*[.C20]" office:value-type="float" office:value="0.00034101499200387" calcext:value-type="float">
            <text:p>0.000341014992004</text:p>
          </table:table-cell>
          <table:table-cell table:formula="of:=[.A20]*[.D20]" office:value-type="float" office:value="0.00613826985606966" calcext:value-type="float">
            <text:p>0.00613826985607</text:p>
          </table:table-cell>
          <table:table-cell table:formula="of:=[.D20]*([.A20]-[.$I$2])^2" office:value-type="float" office:value="1.3503589933019" calcext:value-type="float">
            <text:p>1.35035899330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381" calcext:value-type="float">
            <text:p>0.000381</text:p>
          </table:table-cell>
          <table:table-cell table:formula="of:=(1-[.B20])*[.C20]" office:value-type="float" office:value="0.996778844668435" calcext:value-type="float">
            <text:p>0.996778844668435</text:p>
          </table:table-cell>
          <table:table-cell table:formula="of:=[.B21]*[.C21]" office:value-type="float" office:value="0.000379772739818674" calcext:value-type="float">
            <text:p>0.000379772739819</text:p>
          </table:table-cell>
          <table:table-cell table:formula="of:=[.A21]*[.D21]" office:value-type="float" office:value="0.0072156820565548" calcext:value-type="float">
            <text:p>0.007215682056555</text:p>
          </table:table-cell>
          <table:table-cell table:formula="of:=[.D21]*([.A21]-[.$I$2])^2" office:value-type="float" office:value="1.45641657281758" calcext:value-type="float">
            <text:p>1.4564165728175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423" calcext:value-type="float">
            <text:p>0.000423</text:p>
          </table:table-cell>
          <table:table-cell table:formula="of:=(1-[.B21])*[.C21]" office:value-type="float" office:value="0.996399071928616" calcext:value-type="float">
            <text:p>0.996399071928616</text:p>
          </table:table-cell>
          <table:table-cell table:formula="of:=[.B22]*[.C22]" office:value-type="float" office:value="0.000421476807425805" calcext:value-type="float">
            <text:p>0.000421476807426</text:p>
          </table:table-cell>
          <table:table-cell table:formula="of:=[.A22]*[.D22]" office:value-type="float" office:value="0.00842953614851609" calcext:value-type="float">
            <text:p>0.008429536148516</text:p>
          </table:table-cell>
          <table:table-cell table:formula="of:=[.D22]*([.A22]-[.$I$2])^2" office:value-type="float" office:value="1.5645701506685" calcext:value-type="float">
            <text:p>1.5645701506685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466" calcext:value-type="float">
            <text:p>0.000466</text:p>
          </table:table-cell>
          <table:table-cell table:formula="of:=(1-[.B22])*[.C22]" office:value-type="float" office:value="0.995977595121191" calcext:value-type="float">
            <text:p>0.995977595121191</text:p>
          </table:table-cell>
          <table:table-cell table:formula="of:=[.B23]*[.C23]" office:value-type="float" office:value="0.000464125559326475" calcext:value-type="float">
            <text:p>0.000464125559326</text:p>
          </table:table-cell>
          <table:table-cell table:formula="of:=[.A23]*[.D23]" office:value-type="float" office:value="0.00974663674585597" calcext:value-type="float">
            <text:p>0.009746636745856</text:p>
          </table:table-cell>
          <table:table-cell table:formula="of:=[.D23]*([.A23]-[.$I$2])^2" office:value-type="float" office:value="1.6667956536285" calcext:value-type="float">
            <text:p>1.666795653628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505" calcext:value-type="float">
            <text:p>0.000505</text:p>
          </table:table-cell>
          <table:table-cell table:formula="of:=(1-[.B23])*[.C23]" office:value-type="float" office:value="0.995513469561864" calcext:value-type="float">
            <text:p>0.995513469561864</text:p>
          </table:table-cell>
          <table:table-cell table:formula="of:=[.B24]*[.C24]" office:value-type="float" office:value="0.000502734302128741" calcext:value-type="float">
            <text:p>0.000502734302129</text:p>
          </table:table-cell>
          <table:table-cell table:formula="of:=[.A24]*[.D24]" office:value-type="float" office:value="0.0110601546468323" calcext:value-type="float">
            <text:p>0.011060154646832</text:p>
          </table:table-cell>
          <table:table-cell table:formula="of:=[.D24]*([.A24]-[.$I$2])^2" office:value-type="float" office:value="1.74569758782735" calcext:value-type="float">
            <text:p>1.74569758782735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539" calcext:value-type="float">
            <text:p>0.000539</text:p>
          </table:table-cell>
          <table:table-cell table:formula="of:=(1-[.B24])*[.C24]" office:value-type="float" office:value="0.995010735259736" calcext:value-type="float">
            <text:p>0.995010735259736</text:p>
          </table:table-cell>
          <table:table-cell table:formula="of:=[.B25]*[.C25]" office:value-type="float" office:value="0.000536310786304997" calcext:value-type="float">
            <text:p>0.000536310786305</text:p>
          </table:table-cell>
          <table:table-cell table:formula="of:=[.A25]*[.D25]" office:value-type="float" office:value="0.0123351480850149" calcext:value-type="float">
            <text:p>0.012335148085015</text:p>
          </table:table-cell>
          <table:table-cell table:formula="of:=[.D25]*([.A25]-[.$I$2])^2" office:value-type="float" office:value="1.79961857785322" calcext:value-type="float">
            <text:p>1.7996185778532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568" calcext:value-type="float">
            <text:p>0.000568</text:p>
          </table:table-cell>
          <table:table-cell table:formula="of:=(1-[.B25])*[.C25]" office:value-type="float" office:value="0.99447442447343" calcext:value-type="float">
            <text:p>0.99447442447343</text:p>
          </table:table-cell>
          <table:table-cell table:formula="of:=[.B26]*[.C26]" office:value-type="float" office:value="0.000564861473100908" calcext:value-type="float">
            <text:p>0.000564861473101</text:p>
          </table:table-cell>
          <table:table-cell table:formula="of:=[.A26]*[.D26]" office:value-type="float" office:value="0.0135566753544218" calcext:value-type="float">
            <text:p>0.013556675354422</text:p>
          </table:table-cell>
          <table:table-cell table:formula="of:=[.D26]*([.A26]-[.$I$2])^2" office:value-type="float" office:value="1.83054514395086" calcext:value-type="float">
            <text:p>1.83054514395086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598" calcext:value-type="float">
            <text:p>0.000598</text:p>
          </table:table-cell>
          <table:table-cell table:formula="of:=(1-[.B26])*[.C26]" office:value-type="float" office:value="0.993909563000329" calcext:value-type="float">
            <text:p>0.993909563000329</text:p>
          </table:table-cell>
          <table:table-cell table:formula="of:=[.B27]*[.C27]" office:value-type="float" office:value="0.000594357918674197" calcext:value-type="float">
            <text:p>0.000594357918674</text:p>
          </table:table-cell>
          <table:table-cell table:formula="of:=[.A27]*[.D27]" office:value-type="float" office:value="0.0148589479668549" calcext:value-type="float">
            <text:p>0.014858947966855</text:p>
          </table:table-cell>
          <table:table-cell table:formula="of:=[.D27]*([.A27]-[.$I$2])^2" office:value-type="float" office:value="1.85905838420293" calcext:value-type="float">
            <text:p>1.8590583842029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63" calcext:value-type="float">
            <text:p>0.00063</text:p>
          </table:table-cell>
          <table:table-cell table:formula="of:=(1-[.B27])*[.C27]" office:value-type="float" office:value="0.993315205081655" calcext:value-type="float">
            <text:p>0.993315205081655</text:p>
          </table:table-cell>
          <table:table-cell table:formula="of:=[.B28]*[.C28]" office:value-type="float" office:value="0.000625788579201443" calcext:value-type="float">
            <text:p>0.000625788579201</text:p>
          </table:table-cell>
          <table:table-cell table:formula="of:=[.A28]*[.D28]" office:value-type="float" office:value="0.0162705030592375" calcext:value-type="float">
            <text:p>0.016270503059238</text:p>
          </table:table-cell>
          <table:table-cell table:formula="of:=[.D28]*([.A28]-[.$I$2])^2" office:value-type="float" office:value="1.88799723997559" calcext:value-type="float">
            <text:p>1.88799723997559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666" calcext:value-type="float">
            <text:p>0.000666</text:p>
          </table:table-cell>
          <table:table-cell table:formula="of:=(1-[.B28])*[.C28]" office:value-type="float" office:value="0.992689416502454" calcext:value-type="float">
            <text:p>0.992689416502454</text:p>
          </table:table-cell>
          <table:table-cell table:formula="of:=[.B29]*[.C29]" office:value-type="float" office:value="0.000661131151390634" calcext:value-type="float">
            <text:p>0.000661131151391</text:p>
          </table:table-cell>
          <table:table-cell table:formula="of:=[.A29]*[.D29]" office:value-type="float" office:value="0.0178505410875471" calcext:value-type="float">
            <text:p>0.017850541087547</text:p>
          </table:table-cell>
          <table:table-cell table:formula="of:=[.D29]*([.A29]-[.$I$2])^2" office:value-type="float" office:value="1.92265845585979" calcext:value-type="float">
            <text:p>1.92265845585979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707" calcext:value-type="float">
            <text:p>0.000707</text:p>
          </table:table-cell>
          <table:table-cell table:formula="of:=(1-[.B29])*[.C29]" office:value-type="float" office:value="0.992028285351063" calcext:value-type="float">
            <text:p>0.992028285351063</text:p>
          </table:table-cell>
          <table:table-cell table:formula="of:=[.B30]*[.C30]" office:value-type="float" office:value="0.000701363997743202" calcext:value-type="float">
            <text:p>0.000701363997743</text:p>
          </table:table-cell>
          <table:table-cell table:formula="of:=[.A30]*[.D30]" office:value-type="float" office:value="0.0196381919368096" calcext:value-type="float">
            <text:p>0.01963819193681</text:p>
          </table:table-cell>
          <table:table-cell table:formula="of:=[.D30]*([.A30]-[.$I$2])^2" office:value-type="float" office:value="1.96471727044786" calcext:value-type="float">
            <text:p>1.96471727044786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753" calcext:value-type="float">
            <text:p>0.000753</text:p>
          </table:table-cell>
          <table:table-cell table:formula="of:=(1-[.B30])*[.C30]" office:value-type="float" office:value="0.99132692135332" calcext:value-type="float">
            <text:p>0.99132692135332</text:p>
          </table:table-cell>
          <table:table-cell table:formula="of:=[.B31]*[.C31]" office:value-type="float" office:value="0.00074646917177905" calcext:value-type="float">
            <text:p>0.000746469171779</text:p>
          </table:table-cell>
          <table:table-cell table:formula="of:=[.A31]*[.D31]" office:value-type="float" office:value="0.0216476059815924" calcext:value-type="float">
            <text:p>0.021647605981593</text:p>
          </table:table-cell>
          <table:table-cell table:formula="of:=[.D31]*([.A31]-[.$I$2])^2" office:value-type="float" office:value="2.01279904974898" calcext:value-type="float">
            <text:p>2.01279904974898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803" calcext:value-type="float">
            <text:p>0.000803</text:p>
          </table:table-cell>
          <table:table-cell table:formula="of:=(1-[.B31])*[.C31]" office:value-type="float" office:value="0.990580452181541" calcext:value-type="float">
            <text:p>0.990580452181541</text:p>
          </table:table-cell>
          <table:table-cell table:formula="of:=[.B32]*[.C32]" office:value-type="float" office:value="0.000795436103101777" calcext:value-type="float">
            <text:p>0.000795436103102</text:p>
          </table:table-cell>
          <table:table-cell table:formula="of:=[.A32]*[.D32]" office:value-type="float" office:value="0.0238630830930533" calcext:value-type="float">
            <text:p>0.023863083093053</text:p>
          </table:table-cell>
          <table:table-cell table:formula="of:=[.D32]*([.A32]-[.$I$2])^2" office:value-type="float" office:value="2.06302078497804" calcext:value-type="float">
            <text:p>2.06302078497804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853" calcext:value-type="float">
            <text:p>0.000853</text:p>
          </table:table-cell>
          <table:table-cell table:formula="of:=(1-[.B32])*[.C32]" office:value-type="float" office:value="0.989785016078439" calcext:value-type="float">
            <text:p>0.989785016078439</text:p>
          </table:table-cell>
          <table:table-cell table:formula="of:=[.B33]*[.C33]" office:value-type="float" office:value="0.000844286618714908" calcext:value-type="float">
            <text:p>0.000844286618715</text:p>
          </table:table-cell>
          <table:table-cell table:formula="of:=[.A33]*[.D33]" office:value-type="float" office:value="0.0261728851801622" calcext:value-type="float">
            <text:p>0.026172885180162</text:p>
          </table:table-cell>
          <table:table-cell table:formula="of:=[.D33]*([.A33]-[.$I$2])^2" office:value-type="float" office:value="2.10456822094572" calcext:value-type="float">
            <text:p>2.1045682209457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905" calcext:value-type="float">
            <text:p>0.000905</text:p>
          </table:table-cell>
          <table:table-cell table:formula="of:=(1-[.B33])*[.C33]" office:value-type="float" office:value="0.988940729459724" calcext:value-type="float">
            <text:p>0.988940729459724</text:p>
          </table:table-cell>
          <table:table-cell table:formula="of:=[.B34]*[.C34]" office:value-type="float" office:value="0.00089499136016105" calcext:value-type="float">
            <text:p>0.000894991360161</text:p>
          </table:table-cell>
          <table:table-cell table:formula="of:=[.A34]*[.D34]" office:value-type="float" office:value="0.0286397235251536" calcext:value-type="float">
            <text:p>0.028639723525154</text:p>
          </table:table-cell>
          <table:table-cell table:formula="of:=[.D34]*([.A34]-[.$I$2])^2" office:value-type="float" office:value="2.14248713062032" calcext:value-type="float">
            <text:p>2.14248713062032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956" calcext:value-type="float">
            <text:p>0.000956</text:p>
          </table:table-cell>
          <table:table-cell table:formula="of:=(1-[.B34])*[.C34]" office:value-type="float" office:value="0.988045738099563" calcext:value-type="float">
            <text:p>0.988045738099563</text:p>
          </table:table-cell>
          <table:table-cell table:formula="of:=[.B35]*[.C35]" office:value-type="float" office:value="0.000944571725623182" calcext:value-type="float">
            <text:p>0.000944571725623</text:p>
          </table:table-cell>
          <table:table-cell table:formula="of:=[.A35]*[.D35]" office:value-type="float" office:value="0.031170866945565" calcext:value-type="float">
            <text:p>0.031170866945565</text:p>
          </table:table-cell>
          <table:table-cell table:formula="of:=[.D35]*([.A35]-[.$I$2])^2" office:value-type="float" office:value="2.16968997228113" calcext:value-type="float">
            <text:p>2.1696899722811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1009" calcext:value-type="float">
            <text:p>0.001009</text:p>
          </table:table-cell>
          <table:table-cell table:formula="of:=(1-[.B35])*[.C35]" office:value-type="float" office:value="0.98710116637394" calcext:value-type="float">
            <text:p>0.98710116637394</text:p>
          </table:table-cell>
          <table:table-cell table:formula="of:=[.B36]*[.C36]" office:value-type="float" office:value="0.000995985076871305" calcext:value-type="float">
            <text:p>0.000995985076871</text:p>
          </table:table-cell>
          <table:table-cell table:formula="of:=[.A36]*[.D36]" office:value-type="float" office:value="0.0338634926136244" calcext:value-type="float">
            <text:p>0.033863492613624</text:p>
          </table:table-cell>
          <table:table-cell table:formula="of:=[.D36]*([.A36]-[.$I$2])^2" office:value-type="float" office:value="2.19331349884803" calcext:value-type="float">
            <text:p>2.1933134988480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1069" calcext:value-type="float">
            <text:p>0.001069</text:p>
          </table:table-cell>
          <table:table-cell table:formula="of:=(1-[.B36])*[.C36]" office:value-type="float" office:value="0.986105181297069" calcext:value-type="float">
            <text:p>0.986105181297069</text:p>
          </table:table-cell>
          <table:table-cell table:formula="of:=[.B37]*[.C37]" office:value-type="float" office:value="0.00105414643880657" calcext:value-type="float">
            <text:p>0.001054146438807</text:p>
          </table:table-cell>
          <table:table-cell table:formula="of:=[.A37]*[.D37]" office:value-type="float" office:value="0.0368951253582298" calcext:value-type="float">
            <text:p>0.03689512535823</text:p>
          </table:table-cell>
          <table:table-cell table:formula="of:=[.D37]*([.A37]-[.$I$2])^2" office:value-type="float" office:value="2.22351185659095" calcext:value-type="float">
            <text:p>2.2235118565909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1134" calcext:value-type="float">
            <text:p>0.001134</text:p>
          </table:table-cell>
          <table:table-cell table:formula="of:=(1-[.B37])*[.C37]" office:value-type="float" office:value="0.985051034858262" calcext:value-type="float">
            <text:p>0.985051034858262</text:p>
          </table:table-cell>
          <table:table-cell table:formula="of:=[.B38]*[.C38]" office:value-type="float" office:value="0.00111704787352927" calcext:value-type="float">
            <text:p>0.001117047873529</text:p>
          </table:table-cell>
          <table:table-cell table:formula="of:=[.A38]*[.D38]" office:value-type="float" office:value="0.0402137234470537" calcext:value-type="float">
            <text:p>0.040213723447054</text:p>
          </table:table-cell>
          <table:table-cell table:formula="of:=[.D38]*([.A38]-[.$I$2])^2" office:value-type="float" office:value="2.25470135410541" calcext:value-type="float">
            <text:p>2.25470135410541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1199" calcext:value-type="float">
            <text:p>0.001199</text:p>
          </table:table-cell>
          <table:table-cell table:formula="of:=(1-[.B38])*[.C38]" office:value-type="float" office:value="0.983933986984733" calcext:value-type="float">
            <text:p>0.983933986984733</text:p>
          </table:table-cell>
          <table:table-cell table:formula="of:=[.B39]*[.C39]" office:value-type="float" office:value="0.00117973685039469" calcext:value-type="float">
            <text:p>0.001179736850395</text:p>
          </table:table-cell>
          <table:table-cell table:formula="of:=[.A39]*[.D39]" office:value-type="float" office:value="0.0436502634646037" calcext:value-type="float">
            <text:p>0.043650263464604</text:p>
          </table:table-cell>
          <table:table-cell table:formula="of:=[.D39]*([.A39]-[.$I$2])^2" office:value-type="float" office:value="2.27641106806466" calcext:value-type="float">
            <text:p>2.2764110680646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1263" calcext:value-type="float">
            <text:p>0.001263</text:p>
          </table:table-cell>
          <table:table-cell table:formula="of:=(1-[.B39])*[.C39]" office:value-type="float" office:value="0.982754250134338" calcext:value-type="float">
            <text:p>0.982754250134338</text:p>
          </table:table-cell>
          <table:table-cell table:formula="of:=[.B40]*[.C40]" office:value-type="float" office:value="0.00124121861791967" calcext:value-type="float">
            <text:p>0.00124121861792</text:p>
          </table:table-cell>
          <table:table-cell table:formula="of:=[.A40]*[.D40]" office:value-type="float" office:value="0.0471663074809474" calcext:value-type="float">
            <text:p>0.047166307480948</text:p>
          </table:table-cell>
          <table:table-cell table:formula="of:=[.D40]*([.A40]-[.$I$2])^2" office:value-type="float" office:value="2.28724069933228" calcext:value-type="float">
            <text:p>2.28724069933228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1329" calcext:value-type="float">
            <text:p>0.001329</text:p>
          </table:table-cell>
          <table:table-cell table:formula="of:=(1-[.B40])*[.C40]" office:value-type="float" office:value="0.981513031516418" calcext:value-type="float">
            <text:p>0.981513031516418</text:p>
          </table:table-cell>
          <table:table-cell table:formula="of:=[.B41]*[.C41]" office:value-type="float" office:value="0.00130443081888532" calcext:value-type="float">
            <text:p>0.001304430818885</text:p>
          </table:table-cell>
          <table:table-cell table:formula="of:=[.A41]*[.D41]" office:value-type="float" office:value="0.0508728019365275" calcext:value-type="float">
            <text:p>0.050872801936528</text:p>
          </table:table-cell>
          <table:table-cell table:formula="of:=[.D41]*([.A41]-[.$I$2])^2" office:value-type="float" office:value="2.29303772677247" calcext:value-type="float">
            <text:p>2.2930377267724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1403" calcext:value-type="float">
            <text:p>0.001403</text:p>
          </table:table-cell>
          <table:table-cell table:formula="of:=(1-[.B41])*[.C41]" office:value-type="float" office:value="0.980208600697533" calcext:value-type="float">
            <text:p>0.980208600697533</text:p>
          </table:table-cell>
          <table:table-cell table:formula="of:=[.B42]*[.C42]" office:value-type="float" office:value="0.00137523266677864" calcext:value-type="float">
            <text:p>0.001375232666779</text:p>
          </table:table-cell>
          <table:table-cell table:formula="of:=[.A42]*[.D42]" office:value-type="float" office:value="0.0550093066711456" calcext:value-type="float">
            <text:p>0.055009306671146</text:p>
          </table:table-cell>
          <table:table-cell table:formula="of:=[.D42]*([.A42]-[.$I$2])^2" office:value-type="float" office:value="2.3035552750945" calcext:value-type="float">
            <text:p>2.3035552750945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1491" calcext:value-type="float">
            <text:p>0.001491</text:p>
          </table:table-cell>
          <table:table-cell table:formula="of:=(1-[.B42])*[.C42]" office:value-type="float" office:value="0.978833368030755" calcext:value-type="float">
            <text:p>0.978833368030755</text:p>
          </table:table-cell>
          <table:table-cell table:formula="of:=[.B43]*[.C43]" office:value-type="float" office:value="0.00145944055173385" calcext:value-type="float">
            <text:p>0.001459440551734</text:p>
          </table:table-cell>
          <table:table-cell table:formula="of:=[.A43]*[.D43]" office:value-type="float" office:value="0.059837062621088" calcext:value-type="float">
            <text:p>0.059837062621088</text:p>
          </table:table-cell>
          <table:table-cell table:formula="of:=[.D43]*([.A43]-[.$I$2])^2" office:value-type="float" office:value="2.32660399707126" calcext:value-type="float">
            <text:p>2.32660399707126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1597" calcext:value-type="float">
            <text:p>0.001597</text:p>
          </table:table-cell>
          <table:table-cell table:formula="of:=(1-[.B43])*[.C43]" office:value-type="float" office:value="0.977373927479021" calcext:value-type="float">
            <text:p>0.977373927479021</text:p>
          </table:table-cell>
          <table:table-cell table:formula="of:=[.B44]*[.C44]" office:value-type="float" office:value="0.001560866162184" calcext:value-type="float">
            <text:p>0.001560866162184</text:p>
          </table:table-cell>
          <table:table-cell table:formula="of:=[.A44]*[.D44]" office:value-type="float" office:value="0.0655563788117278" calcext:value-type="float">
            <text:p>0.065556378811728</text:p>
          </table:table-cell>
          <table:table-cell table:formula="of:=[.D44]*([.A44]-[.$I$2])^2" office:value-type="float" office:value="2.36521326637382" calcext:value-type="float">
            <text:p>2.3652132663738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1724" calcext:value-type="float">
            <text:p>0.001724</text:p>
          </table:table-cell>
          <table:table-cell table:formula="of:=(1-[.B44])*[.C44]" office:value-type="float" office:value="0.975813061316837" calcext:value-type="float">
            <text:p>0.975813061316837</text:p>
          </table:table-cell>
          <table:table-cell table:formula="of:=[.B45]*[.C45]" office:value-type="float" office:value="0.00168230171771023" calcext:value-type="float">
            <text:p>0.00168230171771</text:p>
          </table:table-cell>
          <table:table-cell table:formula="of:=[.A45]*[.D45]" office:value-type="float" office:value="0.0723389738615397" calcext:value-type="float">
            <text:p>0.07233897386154</text:p>
          </table:table-cell>
          <table:table-cell table:formula="of:=[.D45]*([.A45]-[.$I$2])^2" office:value-type="float" office:value="2.41993507927766" calcext:value-type="float">
            <text:p>2.41993507927766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1871" calcext:value-type="float">
            <text:p>0.001871</text:p>
          </table:table-cell>
          <table:table-cell table:formula="of:=(1-[.B45])*[.C45]" office:value-type="float" office:value="0.974130759599126" calcext:value-type="float">
            <text:p>0.974130759599126</text:p>
          </table:table-cell>
          <table:table-cell table:formula="of:=[.B46]*[.C46]" office:value-type="float" office:value="0.00182259865120997" calcext:value-type="float">
            <text:p>0.00182259865121</text:p>
          </table:table-cell>
          <table:table-cell table:formula="of:=[.A46]*[.D46]" office:value-type="float" office:value="0.0801943406532385" calcext:value-type="float">
            <text:p>0.080194340653239</text:p>
          </table:table-cell>
          <table:table-cell table:formula="of:=[.D46]*([.A46]-[.$I$2])^2" office:value-type="float" office:value="2.48531830079624" calcext:value-type="float">
            <text:p>2.4853183007962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2033" calcext:value-type="float">
            <text:p>0.002033</text:p>
          </table:table-cell>
          <table:table-cell table:formula="of:=(1-[.B46])*[.C46]" office:value-type="float" office:value="0.972308160947916" calcext:value-type="float">
            <text:p>0.972308160947916</text:p>
          </table:table-cell>
          <table:table-cell table:formula="of:=[.B47]*[.C47]" office:value-type="float" office:value="0.00197670249120711" calcext:value-type="float">
            <text:p>0.001976702491207</text:p>
          </table:table-cell>
          <table:table-cell table:formula="of:=[.A47]*[.D47]" office:value-type="float" office:value="0.0889516121043202" calcext:value-type="float">
            <text:p>0.08895161210432</text:p>
          </table:table-cell>
          <table:table-cell table:formula="of:=[.D47]*([.A47]-[.$I$2])^2" office:value-type="float" office:value="2.55144504896043" calcext:value-type="float">
            <text:p>2.55144504896043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2212" calcext:value-type="float">
            <text:p>0.002212</text:p>
          </table:table-cell>
          <table:table-cell table:formula="of:=(1-[.B47])*[.C47]" office:value-type="float" office:value="0.970331458456709" calcext:value-type="float">
            <text:p>0.970331458456709</text:p>
          </table:table-cell>
          <table:table-cell table:formula="of:=[.B48]*[.C48]" office:value-type="float" office:value="0.00214637318610624" calcext:value-type="float">
            <text:p>0.002146373186106</text:p>
          </table:table-cell>
          <table:table-cell table:formula="of:=[.A48]*[.D48]" office:value-type="float" office:value="0.0987331665608871" calcext:value-type="float">
            <text:p>0.098733166560887</text:p>
          </table:table-cell>
          <table:table-cell table:formula="of:=[.D48]*([.A48]-[.$I$2])^2" office:value-type="float" office:value="2.61836923952888" calcext:value-type="float">
            <text:p>2.61836923952888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2417" calcext:value-type="float">
            <text:p>0.002417</text:p>
          </table:table-cell>
          <table:table-cell table:formula="of:=(1-[.B48])*[.C48]" office:value-type="float" office:value="0.968185085270603" calcext:value-type="float">
            <text:p>0.968185085270603</text:p>
          </table:table-cell>
          <table:table-cell table:formula="of:=[.B49]*[.C49]" office:value-type="float" office:value="0.00234010335109905" calcext:value-type="float">
            <text:p>0.002340103351099</text:p>
          </table:table-cell>
          <table:table-cell table:formula="of:=[.A49]*[.D49]" office:value-type="float" office:value="0.109984857501655" calcext:value-type="float">
            <text:p>0.109984857501655</text:p>
          </table:table-cell>
          <table:table-cell table:formula="of:=[.D49]*([.A49]-[.$I$2])^2" office:value-type="float" office:value="2.69357538588731" calcext:value-type="float">
            <text:p>2.6935753858873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2651" calcext:value-type="float">
            <text:p>0.002651</text:p>
          </table:table-cell>
          <table:table-cell table:formula="of:=(1-[.B49])*[.C49]" office:value-type="float" office:value="0.965844981919504" calcext:value-type="float">
            <text:p>0.965844981919504</text:p>
          </table:table-cell>
          <table:table-cell table:formula="of:=[.B50]*[.C50]" office:value-type="float" office:value="0.00256045504706861" calcext:value-type="float">
            <text:p>0.002560455047069</text:p>
          </table:table-cell>
          <table:table-cell table:formula="of:=[.A50]*[.D50]" office:value-type="float" office:value="0.122901842259293" calcext:value-type="float">
            <text:p>0.122901842259293</text:p>
          </table:table-cell>
          <table:table-cell table:formula="of:=[.D50]*([.A50]-[.$I$2])^2" office:value-type="float" office:value="2.77603385373494" calcext:value-type="float">
            <text:p>2.77603385373494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2911" calcext:value-type="float">
            <text:p>0.002911</text:p>
          </table:table-cell>
          <table:table-cell table:formula="of:=(1-[.B50])*[.C50]" office:value-type="float" office:value="0.963284526872436" calcext:value-type="float">
            <text:p>0.963284526872436</text:p>
          </table:table-cell>
          <table:table-cell table:formula="of:=[.B51]*[.C51]" office:value-type="float" office:value="0.00280412125772566" calcext:value-type="float">
            <text:p>0.002804121257726</text:p>
          </table:table-cell>
          <table:table-cell table:formula="of:=[.A51]*[.D51]" office:value-type="float" office:value="0.137401941628557" calcext:value-type="float">
            <text:p>0.137401941628557</text:p>
          </table:table-cell>
          <table:table-cell table:formula="of:=[.D51]*([.A51]-[.$I$2])^2" office:value-type="float" office:value="2.85835648777866" calcext:value-type="float">
            <text:p>2.8583564877786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3193" calcext:value-type="float">
            <text:p>0.003193</text:p>
          </table:table-cell>
          <table:table-cell table:formula="of:=(1-[.B51])*[.C51]" office:value-type="float" office:value="0.96048040561471" calcext:value-type="float">
            <text:p>0.96048040561471</text:p>
          </table:table-cell>
          <table:table-cell table:formula="of:=[.B52]*[.C52]" office:value-type="float" office:value="0.00306681393512777" calcext:value-type="float">
            <text:p>0.003066813935128</text:p>
          </table:table-cell>
          <table:table-cell table:formula="of:=[.A52]*[.D52]" office:value-type="float" office:value="0.153340696756388" calcext:value-type="float">
            <text:p>0.153340696756388</text:p>
          </table:table-cell>
          <table:table-cell table:formula="of:=[.D52]*([.A52]-[.$I$2])^2" office:value-type="float" office:value="2.93336768715777" calcext:value-type="float">
            <text:p>2.93336768715777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3492" calcext:value-type="float">
            <text:p>0.003492</text:p>
          </table:table-cell>
          <table:table-cell table:formula="of:=(1-[.B52])*[.C52]" office:value-type="float" office:value="0.957413591679582" calcext:value-type="float">
            <text:p>0.957413591679582</text:p>
          </table:table-cell>
          <table:table-cell table:formula="of:=[.B53]*[.C53]" office:value-type="float" office:value="0.0033432882621451" calcext:value-type="float">
            <text:p>0.003343288262145</text:p>
          </table:table-cell>
          <table:table-cell table:formula="of:=[.A53]*[.D53]" office:value-type="float" office:value="0.1705077013694" calcext:value-type="float">
            <text:p>0.1705077013694</text:p>
          </table:table-cell>
          <table:table-cell table:formula="of:=[.D53]*([.A53]-[.$I$2])^2" office:value-type="float" office:value="2.99435849509661" calcext:value-type="float">
            <text:p>2.9943584950966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3803" calcext:value-type="float">
            <text:p>0.003803</text:p>
          </table:table-cell>
          <table:table-cell table:formula="of:=(1-[.B53])*[.C53]" office:value-type="float" office:value="0.954070303417437" calcext:value-type="float">
            <text:p>0.954070303417437</text:p>
          </table:table-cell>
          <table:table-cell table:formula="of:=[.B54]*[.C54]" office:value-type="float" office:value="0.00362832936389651" calcext:value-type="float">
            <text:p>0.003628329363897</text:p>
          </table:table-cell>
          <table:table-cell table:formula="of:=[.A54]*[.D54]" office:value-type="float" office:value="0.188673126922619" calcext:value-type="float">
            <text:p>0.188673126922619</text:p>
          </table:table-cell>
          <table:table-cell table:formula="of:=[.D54]*([.A54]-[.$I$2])^2" office:value-type="float" office:value="3.03610804652972" calcext:value-type="float">
            <text:p>3.03610804652972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4126" calcext:value-type="float">
            <text:p>0.004126</text:p>
          </table:table-cell>
          <table:table-cell table:formula="of:=(1-[.B54])*[.C54]" office:value-type="float" office:value="0.95044197405354" calcext:value-type="float">
            <text:p>0.95044197405354</text:p>
          </table:table-cell>
          <table:table-cell table:formula="of:=[.B55]*[.C55]" office:value-type="float" office:value="0.00392152358494491" calcext:value-type="float">
            <text:p>0.003921523584945</text:p>
          </table:table-cell>
          <table:table-cell table:formula="of:=[.A55]*[.D55]" office:value-type="float" office:value="0.20784075000208" calcext:value-type="float">
            <text:p>0.20784075000208</text:p>
          </table:table-cell>
          <table:table-cell table:formula="of:=[.D55]*([.A55]-[.$I$2])^2" office:value-type="float" office:value="3.05849139489293" calcext:value-type="float">
            <text:p>3.05849139489293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4462" calcext:value-type="float">
            <text:p>0.004462</text:p>
          </table:table-cell>
          <table:table-cell table:formula="of:=(1-[.B55])*[.C55]" office:value-type="float" office:value="0.946520450468596" calcext:value-type="float">
            <text:p>0.946520450468596</text:p>
          </table:table-cell>
          <table:table-cell table:formula="of:=[.B56]*[.C56]" office:value-type="float" office:value="0.00422337424999087" calcext:value-type="float">
            <text:p>0.004223374249991</text:p>
          </table:table-cell>
          <table:table-cell table:formula="of:=[.A56]*[.D56]" office:value-type="float" office:value="0.228062209499507" calcext:value-type="float">
            <text:p>0.228062209499507</text:p>
          </table:table-cell>
          <table:table-cell table:formula="of:=[.D56]*([.A56]-[.$I$2])^2" office:value-type="float" office:value="3.06224203275375" calcext:value-type="float">
            <text:p>3.06224203275375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4829" calcext:value-type="float">
            <text:p>0.004829</text:p>
          </table:table-cell>
          <table:table-cell table:formula="of:=(1-[.B56])*[.C56]" office:value-type="float" office:value="0.942297076218605" calcext:value-type="float">
            <text:p>0.942297076218605</text:p>
          </table:table-cell>
          <table:table-cell table:formula="of:=[.B57]*[.C57]" office:value-type="float" office:value="0.00455035258105964" calcext:value-type="float">
            <text:p>0.00455035258106</text:p>
          </table:table-cell>
          <table:table-cell table:formula="of:=[.A57]*[.D57]" office:value-type="float" office:value="0.25026939195828" calcext:value-type="float">
            <text:p>0.25026939195828</text:p>
          </table:table-cell>
          <table:table-cell table:formula="of:=[.D57]*([.A57]-[.$I$2])^2" office:value-type="float" office:value="3.05881875106621" calcext:value-type="float">
            <text:p>3.05881875106621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522" calcext:value-type="float">
            <text:p>0.00522</text:p>
          </table:table-cell>
          <table:table-cell table:formula="of:=(1-[.B57])*[.C57]" office:value-type="float" office:value="0.937746723637545" calcext:value-type="float">
            <text:p>0.937746723637545</text:p>
          </table:table-cell>
          <table:table-cell table:formula="of:=[.B58]*[.C58]" office:value-type="float" office:value="0.00489503789738799" calcext:value-type="float">
            <text:p>0.004895037897388</text:p>
          </table:table-cell>
          <table:table-cell table:formula="of:=[.A58]*[.D58]" office:value-type="float" office:value="0.274122122253727" calcext:value-type="float">
            <text:p>0.274122122253727</text:p>
          </table:table-cell>
          <table:table-cell table:formula="of:=[.D58]*([.A58]-[.$I$2])^2" office:value-type="float" office:value="3.04158818264812" calcext:value-type="float">
            <text:p>3.04158818264812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5612" calcext:value-type="float">
            <text:p>0.005612</text:p>
          </table:table-cell>
          <table:table-cell table:formula="of:=(1-[.B58])*[.C58]" office:value-type="float" office:value="0.932851685740157" calcext:value-type="float">
            <text:p>0.932851685740157</text:p>
          </table:table-cell>
          <table:table-cell table:formula="of:=[.B59]*[.C59]" office:value-type="float" office:value="0.00523516366037376" calcext:value-type="float">
            <text:p>0.005235163660374</text:p>
          </table:table-cell>
          <table:table-cell table:formula="of:=[.A59]*[.D59]" office:value-type="float" office:value="0.298404328641304" calcext:value-type="float">
            <text:p>0.298404328641304</text:p>
          </table:table-cell>
          <table:table-cell table:formula="of:=[.D59]*([.A59]-[.$I$2])^2" office:value-type="float" office:value="2.99716925788254" calcext:value-type="float">
            <text:p>2.99716925788254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6" calcext:value-type="float">
            <text:p>0.006</text:p>
          </table:table-cell>
          <table:table-cell table:formula="of:=(1-[.B59])*[.C59]" office:value-type="float" office:value="0.927616522079783" calcext:value-type="float">
            <text:p>0.927616522079783</text:p>
          </table:table-cell>
          <table:table-cell table:formula="of:=[.B60]*[.C60]" office:value-type="float" office:value="0.0055656991324787" calcext:value-type="float">
            <text:p>0.005565699132479</text:p>
          </table:table-cell>
          <table:table-cell table:formula="of:=[.A60]*[.D60]" office:value-type="float" office:value="0.322810549683765" calcext:value-type="float">
            <text:p>0.322810549683765</text:p>
          </table:table-cell>
          <table:table-cell table:formula="of:=[.D60]*([.A60]-[.$I$2])^2" office:value-type="float" office:value="2.92562656961018" calcext:value-type="float">
            <text:p>2.92562656961018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6397" calcext:value-type="float">
            <text:p>0.006397</text:p>
          </table:table-cell>
          <table:table-cell table:formula="of:=(1-[.B60])*[.C60]" office:value-type="float" office:value="0.922050822947305" calcext:value-type="float">
            <text:p>0.922050822947305</text:p>
          </table:table-cell>
          <table:table-cell table:formula="of:=[.B61]*[.C61]" office:value-type="float" office:value="0.00589835911439391" calcext:value-type="float">
            <text:p>0.005898359114394</text:p>
          </table:table-cell>
          <table:table-cell table:formula="of:=[.A61]*[.D61]" office:value-type="float" office:value="0.348003187749241" calcext:value-type="float">
            <text:p>0.348003187749241</text:p>
          </table:table-cell>
          <table:table-cell table:formula="of:=[.D61]*([.A61]-[.$I$2])^2" office:value-type="float" office:value="2.83592383008326" calcext:value-type="float">
            <text:p>2.83592383008326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6848" calcext:value-type="float">
            <text:p>0.006848</text:p>
          </table:table-cell>
          <table:table-cell table:formula="of:=(1-[.B61])*[.C61]" office:value-type="float" office:value="0.916152463832911" calcext:value-type="float">
            <text:p>0.916152463832911</text:p>
          </table:table-cell>
          <table:table-cell table:formula="of:=[.B62]*[.C62]" office:value-type="float" office:value="0.00627381207232777" calcext:value-type="float">
            <text:p>0.006273812072328</text:p>
          </table:table-cell>
          <table:table-cell table:formula="of:=[.A62]*[.D62]" office:value-type="float" office:value="0.376428724339666" calcext:value-type="float">
            <text:p>0.376428724339666</text:p>
          </table:table-cell>
          <table:table-cell table:formula="of:=[.D62]*([.A62]-[.$I$2])^2" office:value-type="float" office:value="2.74758165146036" calcext:value-type="float">
            <text:p>2.74758165146036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7358" calcext:value-type="float">
            <text:p>0.007358</text:p>
          </table:table-cell>
          <table:table-cell table:formula="of:=(1-[.B62])*[.C62]" office:value-type="float" office:value="0.909878651760583" calcext:value-type="float">
            <text:p>0.909878651760583</text:p>
          </table:table-cell>
          <table:table-cell table:formula="of:=[.B63]*[.C63]" office:value-type="float" office:value="0.00669488711965437" calcext:value-type="float">
            <text:p>0.006694887119654</text:p>
          </table:table-cell>
          <table:table-cell table:formula="of:=[.A63]*[.D63]" office:value-type="float" office:value="0.408388114298917" calcext:value-type="float">
            <text:p>0.408388114298917</text:p>
          </table:table-cell>
          <table:table-cell table:formula="of:=[.D63]*([.A63]-[.$I$2])^2" office:value-type="float" office:value="2.65847458244148" calcext:value-type="float">
            <text:p>2.65847458244148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7893" calcext:value-type="float">
            <text:p>0.007893</text:p>
          </table:table-cell>
          <table:table-cell table:formula="of:=(1-[.B63])*[.C63]" office:value-type="float" office:value="0.903183764640929" calcext:value-type="float">
            <text:p>0.903183764640929</text:p>
          </table:table-cell>
          <table:table-cell table:formula="of:=[.B64]*[.C64]" office:value-type="float" office:value="0.00712882945431085" calcext:value-type="float">
            <text:p>0.007128829454311</text:p>
          </table:table-cell>
          <table:table-cell table:formula="of:=[.A64]*[.D64]" office:value-type="float" office:value="0.441987426167273" calcext:value-type="float">
            <text:p>0.441987426167273</text:p>
          </table:table-cell>
          <table:table-cell table:formula="of:=[.D64]*([.A64]-[.$I$2])^2" office:value-type="float" office:value="2.55380355458495" calcext:value-type="float">
            <text:p>2.55380355458495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8453" calcext:value-type="float">
            <text:p>0.008453</text:p>
          </table:table-cell>
          <table:table-cell table:formula="of:=(1-[.B64])*[.C64]" office:value-type="float" office:value="0.896054935186618" calcext:value-type="float">
            <text:p>0.896054935186618</text:p>
          </table:table-cell>
          <table:table-cell table:formula="of:=[.B65]*[.C65]" office:value-type="float" office:value="0.00757435236713248" calcext:value-type="float">
            <text:p>0.007574352367132</text:p>
          </table:table-cell>
          <table:table-cell table:formula="of:=[.A65]*[.D65]" office:value-type="float" office:value="0.477184199129346" calcext:value-type="float">
            <text:p>0.477184199129346</text:p>
          </table:table-cell>
          <table:table-cell table:formula="of:=[.D65]*([.A65]-[.$I$2])^2" office:value-type="float" office:value="2.43425885068495" calcext:value-type="float">
            <text:p>2.43425885068495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9063" calcext:value-type="float">
            <text:p>0.009063</text:p>
          </table:table-cell>
          <table:table-cell table:formula="of:=(1-[.B65])*[.C65]" office:value-type="float" office:value="0.888480582819485" calcext:value-type="float">
            <text:p>0.888480582819485</text:p>
          </table:table-cell>
          <table:table-cell table:formula="of:=[.B66]*[.C66]" office:value-type="float" office:value="0.00805229952209299" calcext:value-type="float">
            <text:p>0.008052299522093</text:p>
          </table:table-cell>
          <table:table-cell table:formula="of:=[.A66]*[.D66]" office:value-type="float" office:value="0.515347169413952" calcext:value-type="float">
            <text:p>0.515347169413952</text:p>
          </table:table-cell>
          <table:table-cell table:formula="of:=[.D66]*([.A66]-[.$I$2])^2" office:value-type="float" office:value="2.30720551131057" calcext:value-type="float">
            <text:p>2.30720551131057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9761" calcext:value-type="float">
            <text:p>0.009761</text:p>
          </table:table-cell>
          <table:table-cell table:formula="of:=(1-[.B66])*[.C66]" office:value-type="float" office:value="0.880428283297392" calcext:value-type="float">
            <text:p>0.880428283297392</text:p>
          </table:table-cell>
          <table:table-cell table:formula="of:=[.B67]*[.C67]" office:value-type="float" office:value="0.00859386047326585" calcext:value-type="float">
            <text:p>0.008593860473266</text:p>
          </table:table-cell>
          <table:table-cell table:formula="of:=[.A67]*[.D67]" office:value-type="float" office:value="0.55860093076228" calcext:value-type="float">
            <text:p>0.55860093076228</text:p>
          </table:table-cell>
          <table:table-cell table:formula="of:=[.D67]*([.A67]-[.$I$2])^2" office:value-type="float" office:value="2.1800328082379" calcext:value-type="float">
            <text:p>2.1800328082379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10581" calcext:value-type="float">
            <text:p>0.010581</text:p>
          </table:table-cell>
          <table:table-cell table:formula="of:=(1-[.B67])*[.C67]" office:value-type="float" office:value="0.871834422824126" calcext:value-type="float">
            <text:p>0.871834422824126</text:p>
          </table:table-cell>
          <table:table-cell table:formula="of:=[.B68]*[.C68]" office:value-type="float" office:value="0.00922488002790208" calcext:value-type="float">
            <text:p>0.009224880027902</text:p>
          </table:table-cell>
          <table:table-cell table:formula="of:=[.A68]*[.D68]" office:value-type="float" office:value="0.608842081841537" calcext:value-type="float">
            <text:p>0.608842081841537</text:p>
          </table:table-cell>
          <table:table-cell table:formula="of:=[.D68]*([.A68]-[.$I$2])^2" office:value-type="float" office:value="2.05547887183073" calcext:value-type="float">
            <text:p>2.05547887183073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11535" calcext:value-type="float">
            <text:p>0.011535</text:p>
          </table:table-cell>
          <table:table-cell table:formula="of:=(1-[.B68])*[.C68]" office:value-type="float" office:value="0.862609542796224" calcext:value-type="float">
            <text:p>0.862609542796224</text:p>
          </table:table-cell>
          <table:table-cell table:formula="of:=[.B69]*[.C69]" office:value-type="float" office:value="0.00995020107615445" calcext:value-type="float">
            <text:p>0.009950201076154</text:p>
          </table:table-cell>
          <table:table-cell table:formula="of:=[.A69]*[.D69]" office:value-type="float" office:value="0.666663472102348" calcext:value-type="float">
            <text:p>0.666663472102348</text:p>
          </table:table-cell>
          <table:table-cell table:formula="of:=[.D69]*([.A69]-[.$I$2])^2" office:value-type="float" office:value="1.92998863567921" calcext:value-type="float">
            <text:p>1.92998863567921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12646" calcext:value-type="float">
            <text:p>0.012646</text:p>
          </table:table-cell>
          <table:table-cell table:formula="of:=(1-[.B69])*[.C69]" office:value-type="float" office:value="0.85265934172007" calcext:value-type="float">
            <text:p>0.85265934172007</text:p>
          </table:table-cell>
          <table:table-cell table:formula="of:=[.B70]*[.C70]" office:value-type="float" office:value="0.010782730035392" calcext:value-type="float">
            <text:p>0.010782730035392</text:p>
          </table:table-cell>
          <table:table-cell table:formula="of:=[.A70]*[.D70]" office:value-type="float" office:value="0.733225642406656" calcext:value-type="float">
            <text:p>0.733225642406656</text:p>
          </table:table-cell>
          <table:table-cell table:formula="of:=[.D70]*([.A70]-[.$I$2])^2" office:value-type="float" office:value="1.80190782829562" calcext:value-type="float">
            <text:p>1.80190782829562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13919" calcext:value-type="float">
            <text:p>0.013919</text:p>
          </table:table-cell>
          <table:table-cell table:formula="of:=(1-[.B70])*[.C70]" office:value-type="float" office:value="0.841876611684678" calcext:value-type="float">
            <text:p>0.841876611684678</text:p>
          </table:table-cell>
          <table:table-cell table:formula="of:=[.B71]*[.C71]" office:value-type="float" office:value="0.011718080558039" calcext:value-type="float">
            <text:p>0.011718080558039</text:p>
          </table:table-cell>
          <table:table-cell table:formula="of:=[.A71]*[.D71]" office:value-type="float" office:value="0.808547558504693" calcext:value-type="float">
            <text:p>0.808547558504693</text:p>
          </table:table-cell>
          <table:table-cell table:formula="of:=[.D71]*([.A71]-[.$I$2])^2" office:value-type="float" office:value="1.6669706743099" calcext:value-type="float">
            <text:p>1.6669706743099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5413" calcext:value-type="float">
            <text:p>0.015413</text:p>
          </table:table-cell>
          <table:table-cell table:formula="of:=(1-[.B71])*[.C71]" office:value-type="float" office:value="0.830158531126639" calcext:value-type="float">
            <text:p>0.830158531126639</text:p>
          </table:table-cell>
          <table:table-cell table:formula="of:=[.B72]*[.C72]" office:value-type="float" office:value="0.0127952334402549" calcext:value-type="float">
            <text:p>0.012795233440255</text:p>
          </table:table-cell>
          <table:table-cell table:formula="of:=[.A72]*[.D72]" office:value-type="float" office:value="0.895666340817842" calcext:value-type="float">
            <text:p>0.895666340817842</text:p>
          </table:table-cell>
          <table:table-cell table:formula="of:=[.D72]*([.A72]-[.$I$2])^2" office:value-type="float" office:value="1.52777700552489" calcext:value-type="float">
            <text:p>1.52777700552489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17089" calcext:value-type="float">
            <text:p>0.017089</text:p>
          </table:table-cell>
          <table:table-cell table:formula="of:=(1-[.B72])*[.C72]" office:value-type="float" office:value="0.817363297686384" calcext:value-type="float">
            <text:p>0.817363297686384</text:p>
          </table:table-cell>
          <table:table-cell table:formula="of:=[.B73]*[.C73]" office:value-type="float" office:value="0.0139679213941626" calcext:value-type="float">
            <text:p>0.013967921394163</text:p>
          </table:table-cell>
          <table:table-cell table:formula="of:=[.A73]*[.D73]" office:value-type="float" office:value="0.991722418985546" calcext:value-type="float">
            <text:p>0.991722418985546</text:p>
          </table:table-cell>
          <table:table-cell table:formula="of:=[.D73]*([.A73]-[.$I$2])^2" office:value-type="float" office:value="1.37650784106341" calcext:value-type="float">
            <text:p>1.37650784106341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18861" calcext:value-type="float">
            <text:p>0.018861</text:p>
          </table:table-cell>
          <table:table-cell table:formula="of:=(1-[.B73])*[.C73]" office:value-type="float" office:value="0.803395376292221" calcext:value-type="float">
            <text:p>0.803395376292221</text:p>
          </table:table-cell>
          <table:table-cell table:formula="of:=[.B74]*[.C74]" office:value-type="float" office:value="0.0151528401922476" calcext:value-type="float">
            <text:p>0.015152840192248</text:p>
          </table:table-cell>
          <table:table-cell table:formula="of:=[.A74]*[.D74]" office:value-type="float" office:value="1.09100449384183" calcext:value-type="float">
            <text:p>1.09100449384183</text:p>
          </table:table-cell>
          <table:table-cell table:formula="of:=[.D74]*([.A74]-[.$I$2])^2" office:value-type="float" office:value="1.20758356305822" calcext:value-type="float">
            <text:p>1.20758356305822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20705" calcext:value-type="float">
            <text:p>0.020705</text:p>
          </table:table-cell>
          <table:table-cell table:formula="of:=(1-[.B74])*[.C74]" office:value-type="float" office:value="0.788242536099974" calcext:value-type="float">
            <text:p>0.788242536099974</text:p>
          </table:table-cell>
          <table:table-cell table:formula="of:=[.B75]*[.C75]" office:value-type="float" office:value="0.01632056170995" calcext:value-type="float">
            <text:p>0.01632056170995</text:p>
          </table:table-cell>
          <table:table-cell table:formula="of:=[.A75]*[.D75]" office:value-type="float" office:value="1.19140100482635" calcext:value-type="float">
            <text:p>1.19140100482635</text:p>
          </table:table-cell>
          <table:table-cell table:formula="of:=[.D75]*([.A75]-[.$I$2])^2" office:value-type="float" office:value="1.02557263150609" calcext:value-type="float">
            <text:p>1.02557263150609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22703" calcext:value-type="float">
            <text:p>0.022703</text:p>
          </table:table-cell>
          <table:table-cell table:formula="of:=(1-[.B75])*[.C75]" office:value-type="float" office:value="0.771921974390024" calcext:value-type="float">
            <text:p>0.771921974390024</text:p>
          </table:table-cell>
          <table:table-cell table:formula="of:=[.B76]*[.C76]" office:value-type="float" office:value="0.0175249445845767" calcext:value-type="float">
            <text:p>0.017524944584577</text:p>
          </table:table-cell>
          <table:table-cell table:formula="of:=[.A76]*[.D76]" office:value-type="float" office:value="1.29684589925868" calcext:value-type="float">
            <text:p>1.29684589925868</text:p>
          </table:table-cell>
          <table:table-cell table:formula="of:=[.D76]*([.A76]-[.$I$2])^2" office:value-type="float" office:value="0.840935326571361" calcext:value-type="float">
            <text:p>0.840935326571361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25035" calcext:value-type="float">
            <text:p>0.025035</text:p>
          </table:table-cell>
          <table:table-cell table:formula="of:=(1-[.B76])*[.C76]" office:value-type="float" office:value="0.754397029805447" calcext:value-type="float">
            <text:p>0.754397029805447</text:p>
          </table:table-cell>
          <table:table-cell table:formula="of:=[.B77]*[.C77]" office:value-type="float" office:value="0.0188863296411794" calcext:value-type="float">
            <text:p>0.018886329641179</text:p>
          </table:table-cell>
          <table:table-cell table:formula="of:=[.A77]*[.D77]" office:value-type="float" office:value="1.41647472308845" calcext:value-type="float">
            <text:p>1.41647472308845</text:p>
          </table:table-cell>
          <table:table-cell table:formula="of:=[.D77]*([.A77]-[.$I$2])^2" office:value-type="float" office:value="0.663491884355822" calcext:value-type="float">
            <text:p>0.663491884355822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27766" calcext:value-type="float">
            <text:p>0.027766</text:p>
          </table:table-cell>
          <table:table-cell table:formula="of:=(1-[.B77])*[.C77]" office:value-type="float" office:value="0.735510700164268" calcext:value-type="float">
            <text:p>0.735510700164268</text:p>
          </table:table-cell>
          <table:table-cell table:formula="of:=[.B78]*[.C78]" office:value-type="float" office:value="0.0204221901007611" calcext:value-type="float">
            <text:p>0.020422190100761</text:p>
          </table:table-cell>
          <table:table-cell table:formula="of:=[.A78]*[.D78]" office:value-type="float" office:value="1.55208644765784" calcext:value-type="float">
            <text:p>1.55208644765784</text:p>
          </table:table-cell>
          <table:table-cell table:formula="of:=[.D78]*([.A78]-[.$I$2])^2" office:value-type="float" office:value="0.495780369665116" calcext:value-type="float">
            <text:p>0.495780369665116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30822" calcext:value-type="float">
            <text:p>0.030822</text:p>
          </table:table-cell>
          <table:table-cell table:formula="of:=(1-[.B78])*[.C78]" office:value-type="float" office:value="0.715088510063507" calcext:value-type="float">
            <text:p>0.715088510063507</text:p>
          </table:table-cell>
          <table:table-cell table:formula="of:=[.B79]*[.C79]" office:value-type="float" office:value="0.0220404580571774" calcext:value-type="float">
            <text:p>0.022040458057177</text:p>
          </table:table-cell>
          <table:table-cell table:formula="of:=[.A79]*[.D79]" office:value-type="float" office:value="1.69711527040266" calcext:value-type="float">
            <text:p>1.69711527040266</text:p>
          </table:table-cell>
          <table:table-cell table:formula="of:=[.D79]*([.A79]-[.$I$2])^2" office:value-type="float" office:value="0.339914647957143" calcext:value-type="float">
            <text:p>0.339914647957143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34227" calcext:value-type="float">
            <text:p>0.034227</text:p>
          </table:table-cell>
          <table:table-cell table:formula="of:=(1-[.B79])*[.C79]" office:value-type="float" office:value="0.693048052006329" calcext:value-type="float">
            <text:p>0.693048052006329</text:p>
          </table:table-cell>
          <table:table-cell table:formula="of:=[.B80]*[.C80]" office:value-type="float" office:value="0.0237209556760206" calcext:value-type="float">
            <text:p>0.023720955676021</text:p>
          </table:table-cell>
          <table:table-cell table:formula="of:=[.A80]*[.D80]" office:value-type="float" office:value="1.85023454272961" calcext:value-type="float">
            <text:p>1.85023454272961</text:p>
          </table:table-cell>
          <table:table-cell table:formula="of:=[.D80]*([.A80]-[.$I$2])^2" office:value-type="float" office:value="0.203242472837815" calcext:value-type="float">
            <text:p>0.203242472837815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38062" calcext:value-type="float">
            <text:p>0.038062</text:p>
          </table:table-cell>
          <table:table-cell table:formula="of:=(1-[.B80])*[.C80]" office:value-type="float" office:value="0.669327096330309" calcext:value-type="float">
            <text:p>0.669327096330309</text:p>
          </table:table-cell>
          <table:table-cell table:formula="of:=[.B81]*[.C81]" office:value-type="float" office:value="0.0254759279405242" calcext:value-type="float">
            <text:p>0.025475927940524</text:p>
          </table:table-cell>
          <table:table-cell table:formula="of:=[.A81]*[.D81]" office:value-type="float" office:value="2.01259830730141" calcext:value-type="float">
            <text:p>2.01259830730141</text:p>
          </table:table-cell>
          <table:table-cell table:formula="of:=[.D81]*([.A81]-[.$I$2])^2" office:value-type="float" office:value="0.0946126928540575" calcext:value-type="float">
            <text:p>0.094612692854058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42539" calcext:value-type="float">
            <text:p>0.042539</text:p>
          </table:table-cell>
          <table:table-cell table:formula="of:=(1-[.B81])*[.C81]" office:value-type="float" office:value="0.643851168389784" calcext:value-type="float">
            <text:p>0.643851168389784</text:p>
          </table:table-cell>
          <table:table-cell table:formula="of:=[.B82]*[.C82]" office:value-type="float" office:value="0.027388784852133" calcext:value-type="float">
            <text:p>0.027388784852133</text:p>
          </table:table-cell>
          <table:table-cell table:formula="of:=[.A82]*[.D82]" office:value-type="float" office:value="2.19110278817064" calcext:value-type="float">
            <text:p>2.19110278817064</text:p>
          </table:table-cell>
          <table:table-cell table:formula="of:=[.D82]*([.A82]-[.$I$2])^2" office:value-type="float" office:value="0.0235422821572834" calcext:value-type="float">
            <text:p>0.023542282157283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47663" calcext:value-type="float">
            <text:p>0.047663</text:p>
          </table:table-cell>
          <table:table-cell table:formula="of:=(1-[.B82])*[.C82]" office:value-type="float" office:value="0.616462383537651" calcext:value-type="float">
            <text:p>0.616462383537651</text:p>
          </table:table-cell>
          <table:table-cell table:formula="of:=[.B83]*[.C83]" office:value-type="float" office:value="0.0293824465865551" calcext:value-type="float">
            <text:p>0.029382446586555</text:p>
          </table:table-cell>
          <table:table-cell table:formula="of:=[.A83]*[.D83]" office:value-type="float" office:value="2.37997817351096" calcext:value-type="float">
            <text:p>2.37997817351096</text:p>
          </table:table-cell>
          <table:table-cell table:formula="of:=[.D83]*([.A83]-[.$I$2])^2" office:value-type="float" office:value="0.00015604688966867" calcext:value-type="float">
            <text:p>0.000156046889669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53278" calcext:value-type="float">
            <text:p>0.053278</text:p>
          </table:table-cell>
          <table:table-cell table:formula="of:=(1-[.B83])*[.C83]" office:value-type="float" office:value="0.587079936951096" calcext:value-type="float">
            <text:p>0.587079936951096</text:p>
          </table:table-cell>
          <table:table-cell table:formula="of:=[.B84]*[.C84]" office:value-type="float" office:value="0.0312784448808805" calcext:value-type="float">
            <text:p>0.031278444880881</text:p>
          </table:table-cell>
          <table:table-cell table:formula="of:=[.A84]*[.D84]" office:value-type="float" office:value="2.5648324802322" calcext:value-type="float">
            <text:p>2.5648324802322</text:p>
          </table:table-cell>
          <table:table-cell table:formula="of:=[.D84]*([.A84]-[.$I$2])^2" office:value-type="float" office:value="0.0360034471684359" calcext:value-type="float">
            <text:p>0.036003447168436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59378" calcext:value-type="float">
            <text:p>0.059378</text:p>
          </table:table-cell>
          <table:table-cell table:formula="of:=(1-[.B84])*[.C84]" office:value-type="float" office:value="0.555801492070216" calcext:value-type="float">
            <text:p>0.555801492070216</text:p>
          </table:table-cell>
          <table:table-cell table:formula="of:=[.B85]*[.C85]" office:value-type="float" office:value="0.0330023809961453" calcext:value-type="float">
            <text:p>0.033002380996145</text:p>
          </table:table-cell>
          <table:table-cell table:formula="of:=[.A85]*[.D85]" office:value-type="float" office:value="2.73919762268006" calcext:value-type="float">
            <text:p>2.73919762268006</text:p>
          </table:table-cell>
          <table:table-cell table:formula="of:=[.D85]*([.A85]-[.$I$2])^2" office:value-type="float" office:value="0.14180510104517" calcext:value-type="float">
            <text:p>0.14180510104517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66132" calcext:value-type="float">
            <text:p>0.066132</text:p>
          </table:table-cell>
          <table:table-cell table:formula="of:=(1-[.B85])*[.C85]" office:value-type="float" office:value="0.522799111074071" calcext:value-type="float">
            <text:p>0.522799111074071</text:p>
          </table:table-cell>
          <table:table-cell table:formula="of:=[.B86]*[.C86]" office:value-type="float" office:value="0.0345737508135504" calcext:value-type="float">
            <text:p>0.034573750813551</text:p>
          </table:table-cell>
          <table:table-cell table:formula="of:=[.A86]*[.D86]" office:value-type="float" office:value="2.90419506833824" calcext:value-type="float">
            <text:p>2.90419506833824</text:p>
          </table:table-cell>
          <table:table-cell table:formula="of:=[.D86]*([.A86]-[.$I$2])^2" office:value-type="float" office:value="0.326464921687418" calcext:value-type="float">
            <text:p>0.326464921687418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73763" calcext:value-type="float">
            <text:p>0.073763</text:p>
          </table:table-cell>
          <table:table-cell table:formula="of:=(1-[.B86])*[.C86]" office:value-type="float" office:value="0.48822536026052" calcext:value-type="float">
            <text:p>0.48822536026052</text:p>
          </table:table-cell>
          <table:table-cell table:formula="of:=[.B87]*[.C87]" office:value-type="float" office:value="0.0360129672488967" calcext:value-type="float">
            <text:p>0.036012967248897</text:p>
          </table:table-cell>
          <table:table-cell table:formula="of:=[.A87]*[.D87]" office:value-type="float" office:value="3.06110221615622" calcext:value-type="float">
            <text:p>3.06110221615622</text:p>
          </table:table-cell>
          <table:table-cell table:formula="of:=[.D87]*([.A87]-[.$I$2])^2" office:value-type="float" office:value="0.597394539078769" calcext:value-type="float">
            <text:p>0.597394539078769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82465" calcext:value-type="float">
            <text:p>0.082465</text:p>
          </table:table-cell>
          <table:table-cell table:formula="of:=(1-[.B87])*[.C87]" office:value-type="float" office:value="0.452212393011623" calcext:value-type="float">
            <text:p>0.452212393011623</text:p>
          </table:table-cell>
          <table:table-cell table:formula="of:=[.B88]*[.C88]" office:value-type="float" office:value="0.0372916949897035" calcext:value-type="float">
            <text:p>0.037291694989704</text:p>
          </table:table-cell>
          <table:table-cell table:formula="of:=[.A88]*[.D88]" office:value-type="float" office:value="3.2070857691145" calcext:value-type="float">
            <text:p>3.2070857691145</text:p>
          </table:table-cell>
          <table:table-cell table:formula="of:=[.D88]*([.A88]-[.$I$2])^2" office:value-type="float" office:value="0.95966706317976" calcext:value-type="float">
            <text:p>0.95966706317976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9237" calcext:value-type="float">
            <text:p>0.09237</text:p>
          </table:table-cell>
          <table:table-cell table:formula="of:=(1-[.B88])*[.C88]" office:value-type="float" office:value="0.41492069802192" calcext:value-type="float">
            <text:p>0.41492069802192</text:p>
          </table:table-cell>
          <table:table-cell table:formula="of:=[.B89]*[.C89]" office:value-type="float" office:value="0.0383262248762847" calcext:value-type="float">
            <text:p>0.038326224876285</text:p>
          </table:table-cell>
          <table:table-cell table:formula="of:=[.A89]*[.D89]" office:value-type="float" office:value="3.33438156423677" calcext:value-type="float">
            <text:p>3.33438156423677</text:p>
          </table:table-cell>
          <table:table-cell table:formula="of:=[.D89]*([.A89]-[.$I$2])^2" office:value-type="float" office:value="1.41346431236717" calcext:value-type="float">
            <text:p>1.41346431236717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03546" calcext:value-type="float">
            <text:p>0.103546</text:p>
          </table:table-cell>
          <table:table-cell table:formula="of:=(1-[.B89])*[.C89]" office:value-type="float" office:value="0.376594473145635" calcext:value-type="float">
            <text:p>0.376594473145635</text:p>
          </table:table-cell>
          <table:table-cell table:formula="of:=[.B90]*[.C90]" office:value-type="float" office:value="0.0389948513163379" calcext:value-type="float">
            <text:p>0.038994851316338</text:p>
          </table:table-cell>
          <table:table-cell table:formula="of:=[.A90]*[.D90]" office:value-type="float" office:value="3.43154691583774" calcext:value-type="float">
            <text:p>3.43154691583774</text:p>
          </table:table-cell>
          <table:table-cell table:formula="of:=[.D90]*([.A90]-[.$I$2])^2" office:value-type="float" office:value="1.95073976807538" calcext:value-type="float">
            <text:p>1.95073976807538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15997" calcext:value-type="float">
            <text:p>0.115997</text:p>
          </table:table-cell>
          <table:table-cell table:formula="of:=(1-[.B90])*[.C90]" office:value-type="float" office:value="0.337599621829297" calcext:value-type="float">
            <text:p>0.337599621829297</text:p>
          </table:table-cell>
          <table:table-cell table:formula="of:=[.B91]*[.C91]" office:value-type="float" office:value="0.039160543333333" calcext:value-type="float">
            <text:p>0.039160543333333</text:p>
          </table:table-cell>
          <table:table-cell table:formula="of:=[.A91]*[.D91]" office:value-type="float" office:value="3.48528835666663" calcext:value-type="float">
            <text:p>3.48528835666663</text:p>
          </table:table-cell>
          <table:table-cell table:formula="of:=[.D91]*([.A91]-[.$I$2])^2" office:value-type="float" office:value="2.55214447118433" calcext:value-type="float">
            <text:p>2.55214447118433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29706" calcext:value-type="float">
            <text:p>0.129706</text:p>
          </table:table-cell>
          <table:table-cell table:formula="of:=(1-[.B91])*[.C91]" office:value-type="float" office:value="0.298439078495964" calcext:value-type="float">
            <text:p>0.298439078495964</text:p>
          </table:table-cell>
          <table:table-cell table:formula="of:=[.B92]*[.C92]" office:value-type="float" office:value="0.0387093391153975" calcext:value-type="float">
            <text:p>0.038709339115398</text:p>
          </table:table-cell>
          <table:table-cell table:formula="of:=[.A92]*[.D92]" office:value-type="float" office:value="3.48384052038578" calcext:value-type="float">
            <text:p>3.48384052038578</text:p>
          </table:table-cell>
          <table:table-cell table:formula="of:=[.D92]*([.A92]-[.$I$2])^2" office:value-type="float" office:value="3.1864396110112" calcext:value-type="float">
            <text:p>3.1864396110112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144636" calcext:value-type="float">
            <text:p>0.144636</text:p>
          </table:table-cell>
          <table:table-cell table:formula="of:=(1-[.B92])*[.C92]" office:value-type="float" office:value="0.259729739380567" calcext:value-type="float">
            <text:p>0.259729739380567</text:p>
          </table:table-cell>
          <table:table-cell table:formula="of:=[.B93]*[.C93]" office:value-type="float" office:value="0.0375662705850476" calcext:value-type="float">
            <text:p>0.037566270585048</text:p>
          </table:table-cell>
          <table:table-cell table:formula="of:=[.A93]*[.D93]" office:value-type="float" office:value="3.41853062323933" calcext:value-type="float">
            <text:p>3.41853062323933</text:p>
          </table:table-cell>
          <table:table-cell table:formula="of:=[.D93]*([.A93]-[.$I$2])^2" office:value-type="float" office:value="3.81158004014506" calcext:value-type="float">
            <text:p>3.81158004014506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160741" calcext:value-type="float">
            <text:p>0.160741</text:p>
          </table:table-cell>
          <table:table-cell table:formula="of:=(1-[.B93])*[.C93]" office:value-type="float" office:value="0.222163468795519" calcext:value-type="float">
            <text:p>0.222163468795519</text:p>
          </table:table-cell>
          <table:table-cell table:formula="of:=[.B94]*[.C94]" office:value-type="float" office:value="0.0357107781376605" calcext:value-type="float">
            <text:p>0.035710778137661</text:p>
          </table:table-cell>
          <table:table-cell table:formula="of:=[.A94]*[.D94]" office:value-type="float" office:value="3.28539158866477" calcext:value-type="float">
            <text:p>3.28539158866477</text:p>
          </table:table-cell>
          <table:table-cell table:formula="of:=[.D94]*([.A94]-[.$I$2])^2" office:value-type="float" office:value="4.37844777651797" calcext:value-type="float">
            <text:p>4.37844777651797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177971" calcext:value-type="float">
            <text:p>0.177971</text:p>
          </table:table-cell>
          <table:table-cell table:formula="of:=(1-[.B94])*[.C94]" office:value-type="float" office:value="0.186452690657858" calcext:value-type="float">
            <text:p>0.186452690657858</text:p>
          </table:table-cell>
          <table:table-cell table:formula="of:=[.B95]*[.C95]" office:value-type="float" office:value="0.0331831718090697" calcext:value-type="float">
            <text:p>0.03318317180907</text:p>
          </table:table-cell>
          <table:table-cell table:formula="of:=[.A95]*[.D95]" office:value-type="float" office:value="3.08603497824348" calcext:value-type="float">
            <text:p>3.08603497824348</text:p>
          </table:table-cell>
          <table:table-cell table:formula="of:=[.D95]*([.A95]-[.$I$2])^2" office:value-type="float" office:value="4.83659101002749" calcext:value-type="float">
            <text:p>4.83659101002749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19627" calcext:value-type="float">
            <text:p>0.19627</text:p>
          </table:table-cell>
          <table:table-cell table:formula="of:=(1-[.B95])*[.C95]" office:value-type="float" office:value="0.153269518848789" calcext:value-type="float">
            <text:p>0.153269518848789</text:p>
          </table:table-cell>
          <table:table-cell table:formula="of:=[.B96]*[.C96]" office:value-type="float" office:value="0.0300822084644518" calcext:value-type="float">
            <text:p>0.030082208464452</text:p>
          </table:table-cell>
          <table:table-cell table:formula="of:=[.A96]*[.D96]" office:value-type="float" office:value="2.82772759565847" calcext:value-type="float">
            <text:p>2.82772759565847</text:p>
          </table:table-cell>
          <table:table-cell table:formula="of:=[.D96]*([.A96]-[.$I$2])^2" office:value-type="float" office:value="5.14105191614393" calcext:value-type="float">
            <text:p>5.14105191614393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214769" calcext:value-type="float">
            <text:p>0.214769</text:p>
          </table:table-cell>
          <table:table-cell table:formula="of:=(1-[.B96])*[.C96]" office:value-type="float" office:value="0.123187310384337" calcext:value-type="float">
            <text:p>0.123187310384337</text:p>
          </table:table-cell>
          <table:table-cell table:formula="of:=[.B97]*[.C97]" office:value-type="float" office:value="0.0264568154639337" calcext:value-type="float">
            <text:p>0.026456815463934</text:p>
          </table:table-cell>
          <table:table-cell table:formula="of:=[.A97]*[.D97]" office:value-type="float" office:value="2.5133974690737" calcext:value-type="float">
            <text:p>2.5133974690737</text:p>
          </table:table-cell>
          <table:table-cell table:formula="of:=[.D97]*([.A97]-[.$I$2])^2" office:value-type="float" office:value="5.23966209521187" calcext:value-type="float">
            <text:p>5.23966209521187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233174" calcext:value-type="float">
            <text:p>0.233174</text:p>
          </table:table-cell>
          <table:table-cell table:formula="of:=(1-[.B97])*[.C97]" office:value-type="float" office:value="0.0967304949204033" calcext:value-type="float">
            <text:p>0.096730494920403</text:p>
          </table:table-cell>
          <table:table-cell table:formula="of:=[.B98]*[.C98]" office:value-type="float" office:value="0.0225550364225701" calcext:value-type="float">
            <text:p>0.02255503642257</text:p>
          </table:table-cell>
          <table:table-cell table:formula="of:=[.A98]*[.D98]" office:value-type="float" office:value="2.16528349656673" calcext:value-type="float">
            <text:p>2.16528349656673</text:p>
          </table:table-cell>
          <table:table-cell table:formula="of:=[.D98]*([.A98]-[.$I$2])^2" office:value-type="float" office:value="5.12431449991852" calcext:value-type="float">
            <text:p>5.12431449991852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251158" calcext:value-type="float">
            <text:p>0.251158</text:p>
          </table:table-cell>
          <table:table-cell table:formula="of:=(1-[.B98])*[.C98]" office:value-type="float" office:value="0.0741754584978332" calcext:value-type="float">
            <text:p>0.074175458497833</text:p>
          </table:table-cell>
          <table:table-cell table:formula="of:=[.B99]*[.C99]" office:value-type="float" office:value="0.0186297598053988" calcext:value-type="float">
            <text:p>0.018629759805399</text:p>
          </table:table-cell>
          <table:table-cell table:formula="of:=[.A99]*[.D99]" office:value-type="float" office:value="1.80708670112368" calcext:value-type="float">
            <text:p>1.80708670112368</text:p>
          </table:table-cell>
          <table:table-cell table:formula="of:=[.D99]*([.A99]-[.$I$2])^2" office:value-type="float" office:value="4.81276255209051" calcext:value-type="float">
            <text:p>4.81276255209051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68378" calcext:value-type="float">
            <text:p>0.268378</text:p>
          </table:table-cell>
          <table:table-cell table:formula="of:=(1-[.B99])*[.C99]" office:value-type="float" office:value="0.0555456986924344" calcext:value-type="float">
            <text:p>0.055545698692435</text:p>
          </table:table-cell>
          <table:table-cell table:formula="of:=[.B100]*[.C100]" office:value-type="float" office:value="0.0149072435236782" calcext:value-type="float">
            <text:p>0.014907243523678</text:p>
          </table:table-cell>
          <table:table-cell table:formula="of:=[.A100]*[.D100]" office:value-type="float" office:value="1.46090986532046" calcext:value-type="float">
            <text:p>1.46090986532046</text:p>
          </table:table-cell>
          <table:table-cell table:formula="of:=[.D100]*([.A100]-[.$I$2])^2" office:value-type="float" office:value="4.34520939803584" calcext:value-type="float">
            <text:p>4.34520939803584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84481" calcext:value-type="float">
            <text:p>0.284481</text:p>
          </table:table-cell>
          <table:table-cell table:formula="of:=(1-[.B100])*[.C100]" office:value-type="float" office:value="0.0406384551687563" calcext:value-type="float">
            <text:p>0.040638455168756</text:p>
          </table:table-cell>
          <table:table-cell table:formula="of:=[.B101]*[.C101]" office:value-type="float" office:value="0.0115608683648629" calcext:value-type="float">
            <text:p>0.011560868364863</text:p>
          </table:table-cell>
          <table:table-cell table:formula="of:=[.A101]*[.D101]" office:value-type="float" office:value="1.14452596812143" calcext:value-type="float">
            <text:p>1.14452596812143</text:p>
          </table:table-cell>
          <table:table-cell table:formula="of:=[.D101]*([.A101]-[.$I$2])^2" office:value-type="float" office:value="3.77611303694143" calcext:value-type="float">
            <text:p>3.7761130369414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0155" calcext:value-type="float">
            <text:p>0.30155</text:p>
          </table:table-cell>
          <table:table-cell table:formula="of:=(1-[.B101])*[.C101]" office:value-type="float" office:value="0.0290775868038933" calcext:value-type="float">
            <text:p>0.029077586803893</text:p>
          </table:table-cell>
          <table:table-cell table:formula="of:=[.B102]*[.C102]" office:value-type="float" office:value="0.00876834630071402" calcext:value-type="float">
            <text:p>0.008768346300714</text:p>
          </table:table-cell>
          <table:table-cell table:formula="of:=[.A102]*[.D102]" office:value-type="float" office:value="0.876834630071402" calcext:value-type="float">
            <text:p>0.876834630071402</text:p>
          </table:table-cell>
          <table:table-cell table:formula="of:=[.D102]*([.A102]-[.$I$2])^2" office:value-type="float" office:value="3.18970160553627" calcext:value-type="float">
            <text:p>3.18970160553627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19643" calcext:value-type="float">
            <text:p>0.319643</text:p>
          </table:table-cell>
          <table:table-cell table:formula="of:=(1-[.B102])*[.C102]" office:value-type="float" office:value="0.0203092405031793" calcext:value-type="float">
            <text:p>0.020309240503179</text:p>
          </table:table-cell>
          <table:table-cell table:formula="of:=[.B103]*[.C103]" office:value-type="float" office:value="0.00649170656215773" calcext:value-type="float">
            <text:p>0.006491706562158</text:p>
          </table:table-cell>
          <table:table-cell table:formula="of:=[.A103]*[.D103]" office:value-type="float" office:value="0.655662362777931" calcext:value-type="float">
            <text:p>0.655662362777931</text:p>
          </table:table-cell>
          <table:table-cell table:formula="of:=[.D103]*([.A103]-[.$I$2])^2" office:value-type="float" office:value="2.61564064464696" calcext:value-type="float">
            <text:p>2.61564064464696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38821" calcext:value-type="float">
            <text:p>0.338821</text:p>
          </table:table-cell>
          <table:table-cell table:formula="of:=(1-[.B103])*[.C103]" office:value-type="float" office:value="0.0138175339410215" calcext:value-type="float">
            <text:p>0.013817533941022</text:p>
          </table:table-cell>
          <table:table-cell table:formula="of:=[.B104]*[.C104]" office:value-type="float" office:value="0.00468167066743086" calcext:value-type="float">
            <text:p>0.004681670667431</text:p>
          </table:table-cell>
          <table:table-cell table:formula="of:=[.A104]*[.D104]" office:value-type="float" office:value="0.477530408077948" calcext:value-type="float">
            <text:p>0.477530408077948</text:p>
          </table:table-cell>
          <table:table-cell table:formula="of:=[.D104]*([.A104]-[.$I$2])^2" office:value-type="float" office:value="2.07897121706295" calcext:value-type="float">
            <text:p>2.07897121706295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59151" calcext:value-type="float">
            <text:p>0.359151</text:p>
          </table:table-cell>
          <table:table-cell table:formula="of:=(1-[.B104])*[.C104]" office:value-type="float" office:value="0.00913586327359068" calcext:value-type="float">
            <text:p>0.009135863273591</text:p>
          </table:table-cell>
          <table:table-cell table:formula="of:=[.B105]*[.C105]" office:value-type="float" office:value="0.00328115443057337" calcext:value-type="float">
            <text:p>0.003281154430573</text:p>
          </table:table-cell>
          <table:table-cell table:formula="of:=[.A105]*[.D105]" office:value-type="float" office:value="0.337958906349057" calcext:value-type="float">
            <text:p>0.337958906349057</text:p>
          </table:table-cell>
          <table:table-cell table:formula="of:=[.D105]*([.A105]-[.$I$2])^2" office:value-type="float" office:value="1.59861731336511" calcext:value-type="float">
            <text:p>1.59861731336511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807" calcext:value-type="float">
            <text:p>0.3807</text:p>
          </table:table-cell>
          <table:table-cell table:formula="of:=(1-[.B105])*[.C105]" office:value-type="float" office:value="0.00585470884301731" calcext:value-type="float">
            <text:p>0.005854708843017</text:p>
          </table:table-cell>
          <table:table-cell table:formula="of:=[.B106]*[.C106]" office:value-type="float" office:value="0.00222888765653669" calcext:value-type="float">
            <text:p>0.002228887656537</text:p>
          </table:table-cell>
          <table:table-cell table:formula="of:=[.A106]*[.D106]" office:value-type="float" office:value="0.231804316279816" calcext:value-type="float">
            <text:p>0.231804316279816</text:p>
          </table:table-cell>
          <table:table-cell table:formula="of:=[.D106]*([.A106]-[.$I$2])^2" office:value-type="float" office:value="1.18656528257275" calcext:value-type="float">
            <text:p>1.18656528257275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403542" calcext:value-type="float">
            <text:p>0.403542</text:p>
          </table:table-cell>
          <table:table-cell table:formula="of:=(1-[.B106])*[.C106]" office:value-type="float" office:value="0.00362582118648062" calcext:value-type="float">
            <text:p>0.003625821186481</text:p>
          </table:table-cell>
          <table:table-cell table:formula="of:=[.B107]*[.C107]" office:value-type="float" office:value="0.00146317113323476" calcext:value-type="float">
            <text:p>0.001463171133235</text:p>
          </table:table-cell>
          <table:table-cell table:formula="of:=[.A107]*[.D107]" office:value-type="float" office:value="0.15363296898965" calcext:value-type="float">
            <text:p>0.15363296898965</text:p>
          </table:table-cell>
          <table:table-cell table:formula="of:=[.D107]*([.A107]-[.$I$2])^2" office:value-type="float" office:value="0.847912575183417" calcext:value-type="float">
            <text:p>0.847912575183417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427754" calcext:value-type="float">
            <text:p>0.427754</text:p>
          </table:table-cell>
          <table:table-cell table:formula="of:=(1-[.B107])*[.C107]" office:value-type="float" office:value="0.00216265005324586" calcext:value-type="float">
            <text:p>0.002162650053246</text:p>
          </table:table-cell>
          <table:table-cell table:formula="of:=[.B108]*[.C108]" office:value-type="float" office:value="0.000925082210876129" calcext:value-type="float">
            <text:p>0.000925082210876</text:p>
          </table:table-cell>
          <table:table-cell table:formula="of:=[.A108]*[.D108]" office:value-type="float" office:value="0.0980587143528697" calcext:value-type="float">
            <text:p>0.09805871435287</text:p>
          </table:table-cell>
          <table:table-cell table:formula="of:=[.D108]*([.A108]-[.$I$2])^2" office:value-type="float" office:value="0.581552102019623" calcext:value-type="float">
            <text:p>0.581552102019623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45342" calcext:value-type="float">
            <text:p>0.45342</text:p>
          </table:table-cell>
          <table:table-cell table:formula="of:=(1-[.B108])*[.C108]" office:value-type="float" office:value="0.00123756784236973" calcext:value-type="float">
            <text:p>0.00123756784237</text:p>
          </table:table-cell>
          <table:table-cell table:formula="of:=[.B109]*[.C109]" office:value-type="float" office:value="0.000561138011087283" calcext:value-type="float">
            <text:p>0.000561138011087</text:p>
          </table:table-cell>
          <table:table-cell table:formula="of:=[.A109]*[.D109]" office:value-type="float" office:value="0.0600417671863393" calcext:value-type="float">
            <text:p>0.060041767186339</text:p>
          </table:table-cell>
          <table:table-cell table:formula="of:=[.D109]*([.A109]-[.$I$2])^2" office:value-type="float" office:value="0.381458732674156" calcext:value-type="float">
            <text:p>0.381458732674156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480625" calcext:value-type="float">
            <text:p>0.480625</text:p>
          </table:table-cell>
          <table:table-cell table:formula="of:=(1-[.B109])*[.C109]" office:value-type="float" office:value="0.000676429831282447" calcext:value-type="float">
            <text:p>0.000676429831282</text:p>
          </table:table-cell>
          <table:table-cell table:formula="of:=[.B110]*[.C110]" office:value-type="float" office:value="0.000325109087660126" calcext:value-type="float">
            <text:p>0.00032510908766</text:p>
          </table:table-cell>
          <table:table-cell table:formula="of:=[.A110]*[.D110]" office:value-type="float" office:value="0.0351117814672936" calcext:value-type="float">
            <text:p>0.035111781467294</text:p>
          </table:table-cell>
          <table:table-cell table:formula="of:=[.D110]*([.A110]-[.$I$2])^2" office:value-type="float" office:value="0.238285651827101" calcext:value-type="float">
            <text:p>0.238285651827101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509462" calcext:value-type="float">
            <text:p>0.509462</text:p>
          </table:table-cell>
          <table:table-cell table:formula="of:=(1-[.B110])*[.C110]" office:value-type="float" office:value="0.000351320743622321" calcext:value-type="float">
            <text:p>0.000351320743622</text:p>
          </table:table-cell>
          <table:table-cell table:formula="of:=[.B111]*[.C111]" office:value-type="float" office:value="0.000178984568687315" calcext:value-type="float">
            <text:p>0.000178984568687</text:p>
          </table:table-cell>
          <table:table-cell table:formula="of:=[.A111]*[.D111]" office:value-type="float" office:value="0.0195093179869173" calcext:value-type="float">
            <text:p>0.019509317986917</text:p>
          </table:table-cell>
          <table:table-cell table:formula="of:=[.D111]*([.A111]-[.$I$2])^2" office:value-type="float" office:value="0.141055296873948" calcext:value-type="float">
            <text:p>0.141055296873948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4003" calcext:value-type="float">
            <text:p>0.54003</text:p>
          </table:table-cell>
          <table:table-cell table:formula="of:=(1-[.B111])*[.C111]" office:value-type="float" office:value="0.000172336174935006" calcext:value-type="float">
            <text:p>0.000172336174935</text:p>
          </table:table-cell>
          <table:table-cell table:formula="of:=[.B112]*[.C112]" office:value-type="float" office:value="0.0000930667045501513" calcext:value-type="float">
            <text:p>9.30667045501513E-05</text:p>
          </table:table-cell>
          <table:table-cell table:formula="of:=[.A112]*[.D112]" office:value-type="float" office:value="0.0102373375005166" calcext:value-type="float">
            <text:p>0.010237337500517</text:p>
          </table:table-cell>
          <table:table-cell table:formula="of:=[.D112]*([.A112]-[.$I$2])^2" office:value-type="float" office:value="0.0786629670275686" calcext:value-type="float">
            <text:p>0.078662967027569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572432" calcext:value-type="float">
            <text:p>0.572432</text:p>
          </table:table-cell>
          <table:table-cell table:formula="of:=(1-[.B112])*[.C112]" office:value-type="float" office:value="0.0000792694703848547" calcext:value-type="float">
            <text:p>7.92694703848547E-05</text:p>
          </table:table-cell>
          <table:table-cell table:formula="of:=[.B113]*[.C113]" office:value-type="float" office:value="0.0000453763814713432" calcext:value-type="float">
            <text:p>4.53763814713432E-05</text:p>
          </table:table-cell>
          <table:table-cell table:formula="of:=[.A113]*[.D113]" office:value-type="float" office:value="0.00503677834331909" calcext:value-type="float">
            <text:p>0.005036778343319</text:p>
          </table:table-cell>
          <table:table-cell table:formula="of:=[.D113]*([.A113]-[.$I$2])^2" office:value-type="float" office:value="0.0410373948312592" calcext:value-type="float">
            <text:p>0.041037394831259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606778" calcext:value-type="float">
            <text:p>0.606778</text:p>
          </table:table-cell>
          <table:table-cell table:formula="of:=(1-[.B113])*[.C113]" office:value-type="float" office:value="0.0000338930889135116" calcext:value-type="float">
            <text:p>3.38930889135116E-05</text:p>
          </table:table-cell>
          <table:table-cell table:formula="of:=[.B114]*[.C114]" office:value-type="float" office:value="0.0000205655807047627" calcext:value-type="float">
            <text:p>2.05655807047627E-05</text:p>
          </table:table-cell>
          <table:table-cell table:formula="of:=[.A114]*[.D114]" office:value-type="float" office:value="0.00230334503893343" calcext:value-type="float">
            <text:p>0.002303345038933</text:p>
          </table:table-cell>
          <table:table-cell table:formula="of:=[.D114]*([.A114]-[.$I$2])^2" office:value-type="float" office:value="0.0198565537863542" calcext:value-type="float">
            <text:p>0.019856553786354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643184" calcext:value-type="float">
            <text:p>0.643184</text:p>
          </table:table-cell>
          <table:table-cell table:formula="of:=(1-[.B114])*[.C114]" office:value-type="float" office:value="0.0000133275082087489" calcext:value-type="float">
            <text:p>1.33275082087489E-05</text:p>
          </table:table-cell>
          <table:table-cell table:formula="of:=[.B115]*[.C115]" office:value-type="float" office:value="0.00000857204003973592" calcext:value-type="float">
            <text:p>8.57204003973592E-06</text:p>
          </table:table-cell>
          <table:table-cell table:formula="of:=[.A115]*[.D115]" office:value-type="float" office:value="0.000968640524490159" calcext:value-type="float">
            <text:p>0.00096864052449</text:p>
          </table:table-cell>
          <table:table-cell table:formula="of:=[.D115]*([.A115]-[.$I$2])^2" office:value-type="float" office:value="0.00881779498206057" calcext:value-type="float">
            <text:p>0.008817794982061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681775" calcext:value-type="float">
            <text:p>0.681775</text:p>
          </table:table-cell>
          <table:table-cell table:formula="of:=(1-[.B115])*[.C115]" office:value-type="float" office:value="0.00000475546816901293" calcext:value-type="float">
            <text:p>4.75546816901293E-06</text:p>
          </table:table-cell>
          <table:table-cell table:formula="of:=[.B116]*[.C116]" office:value-type="float" office:value="0.00000324215931092879" calcext:value-type="float">
            <text:p>3.24215931092879E-06</text:p>
          </table:table-cell>
          <table:table-cell table:formula="of:=[.A116]*[.D116]" office:value-type="float" office:value="0.000369606161445882" calcext:value-type="float">
            <text:p>0.000369606161446</text:p>
          </table:table-cell>
          <table:table-cell table:formula="of:=[.D116]*([.A116]-[.$I$2])^2" office:value-type="float" office:value="0.00354632286409029" calcext:value-type="float">
            <text:p>0.00354632286409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22682" calcext:value-type="float">
            <text:p>0.722682</text:p>
          </table:table-cell>
          <table:table-cell table:formula="of:=(1-[.B116])*[.C116]" office:value-type="float" office:value="0.00000151330885808414" calcext:value-type="float">
            <text:p>1.51330885808414E-06</text:p>
          </table:table-cell>
          <table:table-cell table:formula="of:=[.B117]*[.C117]" office:value-type="float" office:value="0.00000109364107217796" calcext:value-type="float">
            <text:p>1.09364107217796E-06</text:p>
          </table:table-cell>
          <table:table-cell table:formula="of:=[.A117]*[.D117]" office:value-type="float" office:value="0.000125768723300466" calcext:value-type="float">
            <text:p>0.0001257687233</text:p>
          </table:table-cell>
          <table:table-cell table:formula="of:=[.D117]*([.A117]-[.$I$2])^2" office:value-type="float" office:value="0.00126967448853278" calcext:value-type="float">
            <text:p>0.001269674488533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766043" calcext:value-type="float">
            <text:p>0.766043</text:p>
          </table:table-cell>
          <table:table-cell table:formula="of:=(1-[.B117])*[.C117]" office:value-type="float" office:value="0.000000419667785906178" calcext:value-type="float">
            <text:p>4.19667785906178E-07</text:p>
          </table:table-cell>
          <table:table-cell table:formula="of:=[.B118]*[.C118]" office:value-type="float" office:value="0.000000321483569718926" calcext:value-type="float">
            <text:p>3.21483569718926E-07</text:p>
          </table:table-cell>
          <table:table-cell table:formula="of:=[.A118]*[.D118]" office:value-type="float" office:value="0.0000372920940873954" calcext:value-type="float">
            <text:p>3.72920940873954E-05</text:p>
          </table:table-cell>
          <table:table-cell table:formula="of:=[.D118]*([.A118]-[.$I$2])^2" office:value-type="float" office:value="0.000395459067258762" calcext:value-type="float">
            <text:p>0.000395459067259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807162" calcext:value-type="float">
            <text:p>0.807162</text:p>
          </table:table-cell>
          <table:table-cell table:formula="of:=(1-[.B118])*[.C118]" office:value-type="float" office:value="0.0000000981842161872516" calcext:value-type="float">
            <text:p>9.81842161872516E-08</text:p>
          </table:table-cell>
          <table:table-cell table:formula="of:=[.B119]*[.C119]" office:value-type="float" office:value="0.0000000792505683061344" calcext:value-type="float">
            <text:p>7.92505683061344E-08</text:p>
          </table:table-cell>
          <table:table-cell table:formula="of:=[.A119]*[.D119]" office:value-type="float" office:value="0.00000927231649181772" calcext:value-type="float">
            <text:p>9.27231649181772E-06</text:p>
          </table:table-cell>
          <table:table-cell table:formula="of:=[.D119]*([.A119]-[.$I$2])^2" office:value-type="float" office:value="0.000103124989947359" calcext:value-type="float">
            <text:p>0.000103124989947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84752" calcext:value-type="float">
            <text:p>0.84752</text:p>
          </table:table-cell>
          <table:table-cell table:formula="of:=(1-[.B119])*[.C119]" office:value-type="float" office:value="0.0000000189336478811172" calcext:value-type="float">
            <text:p>1.89336478811172E-08</text:p>
          </table:table-cell>
          <table:table-cell table:formula="of:=[.B120]*[.C120]" office:value-type="float" office:value="0.0000000160466452522045" calcext:value-type="float">
            <text:p>1.60466452522045E-08</text:p>
          </table:table-cell>
          <table:table-cell table:formula="of:=[.A120]*[.D120]" office:value-type="float" office:value="0.00000189350413976013" calcext:value-type="float">
            <text:p>1.89350413976013E-06</text:p>
          </table:table-cell>
          <table:table-cell table:formula="of:=[.D120]*([.A120]-[.$I$2])^2" office:value-type="float" office:value="0.0000220544791172494" calcext:value-type="float">
            <text:p>2.20544791172494E-05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889896" calcext:value-type="float">
            <text:p>0.889896</text:p>
          </table:table-cell>
          <table:table-cell table:formula="of:=(1-[.B120])*[.C120]" office:value-type="float" office:value="0.00000000288700262891276" calcext:value-type="float">
            <text:p>2.88700262891276E-09</text:p>
          </table:table-cell>
          <table:table-cell table:formula="of:=[.B121]*[.C121]" office:value-type="float" office:value="0.00000000256913209145895" calcext:value-type="float">
            <text:p>2.56913209145895E-09</text:p>
          </table:table-cell>
          <table:table-cell table:formula="of:=[.A121]*[.D121]" office:value-type="float" office:value="0.000000305726718883615" calcext:value-type="float">
            <text:p>3.05726718883615E-07</text:p>
          </table:table-cell>
          <table:table-cell table:formula="of:=[.D121]*([.A121]-[.$I$2])^2" office:value-type="float" office:value="0.00000372406968677204" calcext:value-type="float">
            <text:p>3.72406968677204E-0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21:45:37.449041067</meta:creation-date>
    <dc:date>2020-03-03T22:09:07.008387833</dc:date>
    <meta:editing-duration>PT3M6S</meta:editing-duration>
    <meta:editing-cycles>2</meta:editing-cycles>
    <meta:generator>LibreOffice/6.1.5.2$Linux_X86_64 LibreOffice_project/10$Build-2</meta:generator>
    <meta:document-statistic meta:table-count="1" meta:cell-count="731" meta:object-count="0"/>
  </office:meta>
</office:document-meta>
</file>